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628cm"/>
    </style:style>
    <style:style style:name="co9" style:family="table-column">
      <style:table-column-properties fo:break-before="auto" style:column-width="1.7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68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0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0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1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1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1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0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0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0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0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2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1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0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3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1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8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24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>
            <text:p>Garantía:</text:p>
          </table:table-cell>
          <table:table-cell table:style-name="ce51" table:content-validation-name="val1"/>
          <table:table-cell table:style-name="ce57" office:value-type="string">
            <text:p>Duración (meses):</text:p>
          </table:table-cell>
          <table:table-cell table:style-name="ce51"/>
          <table:table-cell table:style-name="ce69" office:value-type="string">
            <text:p>A contar desde:</text:p>
          </table:table-cell>
          <table:table-cell table:style-name="ce79"/>
          <table:table-cell table:style-name="ce69" office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>
            <text:p>Versión:</text:p>
          </table:table-cell>
          <table:table-cell table:style-name="ce52"/>
          <table:table-cell table:style-name="ce58" office:value-type="string">
            <text:p>F.Actualizac.:</text:p>
          </table:table-cell>
          <table:table-cell table:style-name="ce64"/>
          <table:table-cell table:style-name="ce58" office:value-type="string">
            <text:p>Anualización:</text:p>
          </table:table-cell>
          <table:table-cell table:style-name="ce80" table:content-validation-name="val4"/>
          <table:table-cell table:style-name="ce58" office:value-type="string">
            <text:p>Año:</text:p>
          </table:table-cell>
          <table:table-cell table:style-name="ce116"/>
          <table:table-cell table:style-name="ce58" office:value-type="string">
            <text:p>Tipo IVA:</text:p>
          </table:table-cell>
          <table:table-cell table:style-name="ce132" office:value-type="percentage" office:value="0.21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>
            <text:p>Margen:</text:p>
          </table:table-cell>
          <table:table-cell table:style-name="ce81" office:value-type="percentage" office:value="0.3">
            <text:p>30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>
            <text:p>Precio h.</text:p>
          </table:table-cell>
          <table:table-cell table:style-name="ce59" office:value-type="string">
            <text:p>Nº horas</text:p>
          </table:table-cell>
          <table:table-cell table:style-name="ce95" office:value-type="string">
            <text:p>Importe</text:p>
          </table:table-cell>
          <table:table-cell table:style-name="ce118" office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Jefe Proy" table:number-columns-spanned="3" table:number-rows-spanned="1">
            <text:p>Jefe Proy</text:p>
          </table:table-cell>
          <table:covered-table-cell table:style-name="Default" table:formula="of:=$#REF!.B7" office:value-type="float" office:value="0">
            <text:p>#NOMBRE?</text:p>
          </table:covered-table-cell>
          <table:covered-table-cell table:style-name="Default" table:formula="of:=$#REF!.C7" office:value-type="float" office:value="0">
            <text:p>#NOMBRE?</text:p>
          </table:covered-table-cell>
          <table:table-cell table:style-name="ce60" table:content-validation-name="val2" table:formula="of:=[.D110]" office:value-type="float" office:value="0" table:number-columns-spanned="2" table:number-rows-spanned="1">
            <text:p>0</text:p>
          </table:table-cell>
          <table:covered-table-cell table:style-name="Default" table:formula="of:=$#REF!.E7" office:value-type="float" office:value="0">
            <text:p>#NOMBRE?</text:p>
          </table:covered-table-cell>
          <table:table-cell table:formula="of:=[.F110]/(1-[.$G$9])" office:value-type="float" office:value="35.7142857142857">
            <text:p>35,71</text:p>
          </table:table-cell>
          <table:table-cell table:formula="of:=[.G110]" office:value-type="float" office:value="120">
            <text:p>120</text:p>
          </table:table-cell>
          <table:table-cell table:formula="of:=+[.G12]*[.F12]" office:value-type="float" office:value="4285.71428571429">
            <text:p>4.285,71 </text:p>
          </table:table-cell>
          <table:table-cell table:style-name="ce119" table:formula="of:=[.F12]*(1+[.$K$6])" office:value-type="float" office:value="43.2142857142857">
            <text:p>43,21</text:p>
          </table:table-cell>
          <table:table-cell table:number-columns-repeated="2"/>
        </table:table-row>
        <table:table-row table:style-name="ro1">
          <table:table-cell table:style-name="ce6" table:formula="of:=[.A111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28.5714285714286">
            <text:p>28,57</text:p>
          </table:table-cell>
          <table:table-cell table:formula="of:=[.G111]" office:value-type="float" office:value="240">
            <text:p>240</text:p>
          </table:table-cell>
          <table:table-cell table:formula="of:=+[.G13]*[.F13]" office:value-type="float" office:value="6857.14285714286">
            <text:p>6.857,14 </text:p>
          </table:table-cell>
          <table:table-cell table:style-name="ce119" table:formula="of:=[.F13]*(1+[.$K$6])" office:value-type="float" office:value="34.5714285714286">
            <text:p>34,57</text:p>
          </table:table-cell>
          <table:table-cell table:number-columns-repeated="2"/>
        </table:table-row>
        <table:table-row table:style-name="ro1">
          <table:table-cell table:style-name="ce6" table:formula="of:=[.A112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25.7142857142857">
            <text:p>25,71</text:p>
          </table:table-cell>
          <table:table-cell table:formula="of:=[.G112]" office:value-type="float" office:value="350">
            <text:p>350</text:p>
          </table:table-cell>
          <table:table-cell table:formula="of:=+[.G14]*[.F14]" office:value-type="float" office:value="9000">
            <text:p>9.000,00 </text:p>
          </table:table-cell>
          <table:table-cell table:style-name="ce119" table:formula="of:=[.F14]*(1+[.$K$6])" office:value-type="float" office:value="31.1142857142857">
            <text:p>31,11</text:p>
          </table:table-cell>
          <table:table-cell table:number-columns-repeated="2"/>
        </table:table-row>
        <table:table-row table:style-name="ro1">
          <table:table-cell table:style-name="ce6" table:formula="of:=[.A113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25.7142857142857">
            <text:p>25,71</text:p>
          </table:table-cell>
          <table:table-cell table:formula="of:=[.G113]" office:value-type="float" office:value="280">
            <text:p>280</text:p>
          </table:table-cell>
          <table:table-cell table:formula="of:=+[.G15]*[.F15]" office:value-type="float" office:value="7200">
            <text:p>7.200,00 </text:p>
          </table:table-cell>
          <table:table-cell table:style-name="ce119" table:formula="of:=[.F15]*(1+[.$K$6])" office:value-type="float" office:value="31.1142857142857">
            <text:p>31,11</text:p>
          </table:table-cell>
          <table:table-cell table:number-columns-repeated="2"/>
        </table:table-row>
        <table:table-row table:style-name="ro1">
          <table:table-cell table:style-name="ce6" table:formula="of:=[.A114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0">
            <text:p>0,00</text:p>
          </table:table-cell>
          <table:table-cell table:formula="of:=[.G114]" office:value-type="float" office:value="0">
            <text:p>0</text:p>
          </table:table-cell>
          <table:table-cell table:formula="of:=+[.G16]*[.F16]" office:value-type="float" office:value="0">
            <text:p>0,00 </text:p>
          </table:table-cell>
          <table:table-cell table:style-name="ce119" table:formula="of:=[.F16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5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0">
            <text:p>0,00</text:p>
          </table:table-cell>
          <table:table-cell table:formula="of:=[.G115]" office:value-type="float" office:value="0">
            <text:p>0</text:p>
          </table:table-cell>
          <table:table-cell table:style-name="ce97" table:formula="of:=+[.G17]*[.F17]" office:value-type="float" office:value="0">
            <text:p>0,00 </text:p>
          </table:table-cell>
          <table:table-cell table:style-name="ce119" table:formula="of:=[.F17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0">
            <text:p>0,00</text:p>
          </table:table-cell>
          <table:table-cell table:formula="of:=[.G116]" office:value-type="float" office:value="0">
            <text:p>0</text:p>
          </table:table-cell>
          <table:table-cell table:formula="of:=+[.G18]*[.F18]" office:value-type="float" office:value="0">
            <text:p>0,00 </text:p>
          </table:table-cell>
          <table:table-cell table:style-name="ce119" table:formula="of:=[.F18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>
            <text:p>0,00</text:p>
          </table:table-cell>
          <table:table-cell table:formula="of:=[.G117]" office:value-type="float" office:value="0">
            <text:p>0</text:p>
          </table:table-cell>
          <table:table-cell table:formula="of:=+[.G19]*[.F19]" office:value-type="float" office:value="0">
            <text:p>0,00 </text:p>
          </table:table-cell>
          <table:table-cell table:style-name="ce119" table:formula="of:=[.F19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>
            <text:p>0,00</text:p>
          </table:table-cell>
          <table:table-cell table:formula="of:=[.G118]" office:value-type="float" office:value="0">
            <text:p>0</text:p>
          </table:table-cell>
          <table:table-cell table:formula="of:=+[.G20]*[.F20]" office:value-type="float" office:value="0">
            <text:p>0,00 </text:p>
          </table:table-cell>
          <table:table-cell table:style-name="ce119" table:formula="of:=[.F20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9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19]/(1-[.$G$9])" office:value-type="float" office:value="0">
            <text:p>0,00</text:p>
          </table:table-cell>
          <table:table-cell table:formula="of:=[.G119]" office:value-type="float" office:value="0">
            <text:p>0</text:p>
          </table:table-cell>
          <table:table-cell table:formula="of:=+[.G21]*[.F21]" office:value-type="float" office:value="0">
            <text:p>0,00 </text:p>
          </table:table-cell>
          <table:table-cell table:style-name="ce119" table:formula="of:=[.F21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0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20]/(1-[.$G$9])" office:value-type="float" office:value="0">
            <text:p>0,00</text:p>
          </table:table-cell>
          <table:table-cell table:formula="of:=[.G120]" office:value-type="float" office:value="0">
            <text:p>0</text:p>
          </table:table-cell>
          <table:table-cell table:formula="of:=+[.G22]*[.F22]" office:value-type="float" office:value="0">
            <text:p>0,00 </text:p>
          </table:table-cell>
          <table:table-cell table:style-name="ce119" table:formula="of:=[.F22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1]" office:value-type="float" office:value="0" table:number-columns-spanned="2" table:number-rows-spanned="1">
            <text:p>0</text:p>
          </table:table-cell>
          <table:covered-table-cell table:style-name="Default"/>
          <table:table-cell table:formula="of:=[.F121]/(1-[.$G$9])" office:value-type="float" office:value="0">
            <text:p>0,00</text:p>
          </table:table-cell>
          <table:table-cell table:formula="of:=[.G121]" office:value-type="float" office:value="0">
            <text:p>0</text:p>
          </table:table-cell>
          <table:table-cell table:formula="of:=+[.G23]*[.F23]" office:value-type="float" office:value="0">
            <text:p>0,00 </text:p>
          </table:table-cell>
          <table:table-cell table:style-name="ce119" table:formula="of:=[.F23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table:number-columns-spanned="3" table:number-rows-spanned="1">
            <text:p>0</text:p>
          </table:table-cell>
          <table:covered-table-cell table:style-name="Default" table:formula="of:=$#REF!.B19" office:value-type="float" office:value="0">
            <text:p>#NOMBRE?</text:p>
          </table:covered-table-cell>
          <table:covered-table-cell table:style-name="Default" table:formula="of:=$#REF!.C19" office:value-type="float" office:value="0">
            <text:p>#NOMBRE?</text:p>
          </table:covered-table-cell>
          <table:table-cell table:style-name="ce60" table:content-validation-name="val2" table:formula="of:=[.D122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19" office:value-type="float" office:value="0">
            <text:p>#NOMBRE?</text:p>
          </table:covered-table-cell>
          <table:table-cell table:formula="of:=[.F122]/(1-[.$G$9])" office:value-type="float" office:value="0">
            <text:p>0,00</text:p>
          </table:table-cell>
          <table:table-cell table:formula="of:=[.G122]" office:value-type="float" office:value="0">
            <text:p>0</text:p>
          </table:table-cell>
          <table:table-cell table:formula="of:=+[.G24]*[.F24]" office:value-type="float" office:value="0">
            <text:p>0,00 </text:p>
          </table:table-cell>
          <table:table-cell table:style-name="ce119" table:formula="of:=[.F24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table:number-columns-spanned="3" table:number-rows-spanned="1">
            <text:p>0</text:p>
          </table:table-cell>
          <table:covered-table-cell table:style-name="Default" table:formula="of:=$#REF!.B20" office:value-type="float" office:value="0">
            <text:p>#NOMBRE?</text:p>
          </table:covered-table-cell>
          <table:covered-table-cell table:style-name="Default" table:formula="of:=$#REF!.C20" office:value-type="float" office:value="0">
            <text:p>#NOMBRE?</text:p>
          </table:covered-table-cell>
          <table:table-cell table:style-name="ce60" table:content-validation-name="val2" table:formula="of:=[.D123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0" office:value-type="float" office:value="0">
            <text:p>#NOMBRE?</text:p>
          </table:covered-table-cell>
          <table:table-cell table:formula="of:=[.F123]/(1-[.$G$9])" office:value-type="float" office:value="0">
            <text:p>0,00</text:p>
          </table:table-cell>
          <table:table-cell table:formula="of:=[.G123]" office:value-type="float" office:value="0">
            <text:p>0</text:p>
          </table:table-cell>
          <table:table-cell table:formula="of:=+[.G25]*[.F25]" office:value-type="float" office:value="0">
            <text:p>0,00 </text:p>
          </table:table-cell>
          <table:table-cell table:style-name="ce119" table:formula="of:=[.F25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table:number-columns-spanned="3" table:number-rows-spanned="1">
            <text:p>0</text:p>
          </table:table-cell>
          <table:covered-table-cell table:style-name="ce34" table:formula="of:=$#REF!.B21" office:value-type="float" office:value="0">
            <text:p>#NOMBRE?</text:p>
          </table:covered-table-cell>
          <table:covered-table-cell table:style-name="ce54" table:formula="of:=$#REF!.C21" office:value-type="float" office:value="0">
            <text:p>#NOMBRE?</text:p>
          </table:covered-table-cell>
          <table:table-cell table:style-name="ce60" table:content-validation-name="val2" table:formula="of:=[.D124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1" office:value-type="float" office:value="0">
            <text:p>#NOMBRE?</text:p>
          </table:covered-table-cell>
          <table:table-cell table:formula="of:=[.F124]/(1-[.$G$9])" office:value-type="float" office:value="0">
            <text:p>0,00</text:p>
          </table:table-cell>
          <table:table-cell table:formula="of:=[.G124]" office:value-type="float" office:value="0">
            <text:p>0</text:p>
          </table:table-cell>
          <table:table-cell table:formula="of:=+[.G26]*[.F26]" office:value-type="float" office:value="0">
            <text:p>0,00 </text:p>
          </table:table-cell>
          <table:table-cell table:style-name="ce119" table:formula="of:=[.F26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table:number-columns-spanned="3" table:number-rows-spanned="1">
            <text:p>0</text:p>
          </table:table-cell>
          <table:covered-table-cell table:style-name="ce34" table:formula="of:=$#REF!.B22" office:value-type="float" office:value="0">
            <text:p>#NOMBRE?</text:p>
          </table:covered-table-cell>
          <table:covered-table-cell table:style-name="ce54" table:formula="of:=$#REF!.C22" office:value-type="float" office:value="0">
            <text:p>#NOMBRE?</text:p>
          </table:covered-table-cell>
          <table:table-cell table:style-name="ce60" table:content-validation-name="val2" table:formula="of:=[.D125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2" office:value-type="float" office:value="0">
            <text:p>#NOMBRE?</text:p>
          </table:covered-table-cell>
          <table:table-cell table:formula="of:=[.F125]/(1-[.$G$9])" office:value-type="float" office:value="0">
            <text:p>0,00</text:p>
          </table:table-cell>
          <table:table-cell table:formula="of:=[.G125]" office:value-type="float" office:value="0">
            <text:p>0</text:p>
          </table:table-cell>
          <table:table-cell table:formula="of:=+[.G27]*[.F27]" office:value-type="float" office:value="0">
            <text:p>0,00 </text:p>
          </table:table-cell>
          <table:table-cell table:style-name="ce119" table:formula="of:=[.F27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table:number-columns-spanned="3" table:number-rows-spanned="1">
            <text:p>0</text:p>
          </table:table-cell>
          <table:covered-table-cell table:style-name="ce34" table:formula="of:=$#REF!.B23" office:value-type="float" office:value="0">
            <text:p>#NOMBRE?</text:p>
          </table:covered-table-cell>
          <table:covered-table-cell table:style-name="ce54" table:formula="of:=$#REF!.C23" office:value-type="float" office:value="0">
            <text:p>#NOMBRE?</text:p>
          </table:covered-table-cell>
          <table:table-cell table:style-name="ce60" table:content-validation-name="val2" table:formula="of:=[.D126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3" office:value-type="float" office:value="0">
            <text:p>#NOMBRE?</text:p>
          </table:covered-table-cell>
          <table:table-cell table:formula="of:=[.F126]/(1-[.$G$9])" office:value-type="float" office:value="0">
            <text:p>0,00</text:p>
          </table:table-cell>
          <table:table-cell table:formula="of:=[.G126]" office:value-type="float" office:value="0">
            <text:p>0</text:p>
          </table:table-cell>
          <table:table-cell table:formula="of:=+[.G28]*[.F28]" office:value-type="float" office:value="0">
            <text:p>0,00 </text:p>
          </table:table-cell>
          <table:table-cell table:style-name="ce119" table:formula="of:=[.F28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table:number-columns-spanned="3" table:number-rows-spanned="1">
            <text:p>0</text:p>
          </table:table-cell>
          <table:covered-table-cell table:style-name="ce34" table:formula="of:=$#REF!.B24" office:value-type="float" office:value="0">
            <text:p>#NOMBRE?</text:p>
          </table:covered-table-cell>
          <table:covered-table-cell table:style-name="ce54" table:formula="of:=$#REF!.C24" office:value-type="float" office:value="0">
            <text:p>#NOMBRE?</text:p>
          </table:covered-table-cell>
          <table:table-cell table:style-name="ce60" table:content-validation-name="val2" table:formula="of:=[.D127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4" office:value-type="float" office:value="0">
            <text:p>#NOMBRE?</text:p>
          </table:covered-table-cell>
          <table:table-cell table:formula="of:=[.F127]/(1-[.$G$9])" office:value-type="float" office:value="0">
            <text:p>0,00</text:p>
          </table:table-cell>
          <table:table-cell table:formula="of:=[.G127]" office:value-type="float" office:value="0">
            <text:p>0</text:p>
          </table:table-cell>
          <table:table-cell table:formula="of:=+[.G29]*[.F29]" office:value-type="float" office:value="0">
            <text:p>0,00 </text:p>
          </table:table-cell>
          <table:table-cell table:style-name="ce119" table:formula="of:=[.F29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table:number-columns-spanned="3" table:number-rows-spanned="1">
            <text:p>0</text:p>
          </table:table-cell>
          <table:covered-table-cell table:style-name="ce34" table:formula="of:=$#REF!.B25" office:value-type="float" office:value="0">
            <text:p>#NOMBRE?</text:p>
          </table:covered-table-cell>
          <table:covered-table-cell table:style-name="ce54" table:formula="of:=$#REF!.C25" office:value-type="float" office:value="0">
            <text:p>#NOMBRE?</text:p>
          </table:covered-table-cell>
          <table:table-cell table:style-name="ce60" table:content-validation-name="val2" table:formula="of:=[.D128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5" office:value-type="float" office:value="0">
            <text:p>#NOMBRE?</text:p>
          </table:covered-table-cell>
          <table:table-cell table:formula="of:=[.F128]/(1-[.$G$9])" office:value-type="float" office:value="0">
            <text:p>0,00</text:p>
          </table:table-cell>
          <table:table-cell table:formula="of:=[.G128]" office:value-type="float" office:value="0">
            <text:p>0</text:p>
          </table:table-cell>
          <table:table-cell table:formula="of:=+[.G30]*[.F30]" office:value-type="float" office:value="0">
            <text:p>0,00 </text:p>
          </table:table-cell>
          <table:table-cell table:style-name="ce119" table:formula="of:=[.F30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table:number-columns-spanned="3" table:number-rows-spanned="1">
            <text:p>0</text:p>
          </table:table-cell>
          <table:covered-table-cell table:style-name="ce34" table:formula="of:=$#REF!.B26" office:value-type="float" office:value="0">
            <text:p>#NOMBRE?</text:p>
          </table:covered-table-cell>
          <table:covered-table-cell table:style-name="ce54" table:formula="of:=$#REF!.C26" office:value-type="float" office:value="0">
            <text:p>#NOMBRE?</text:p>
          </table:covered-table-cell>
          <table:table-cell table:style-name="ce60" table:content-validation-name="val2" table:formula="of:=[.D129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6" office:value-type="float" office:value="0">
            <text:p>#NOMBRE?</text:p>
          </table:covered-table-cell>
          <table:table-cell table:formula="of:=[.F129]/(1-[.$G$9])" office:value-type="float" office:value="0">
            <text:p>0,00</text:p>
          </table:table-cell>
          <table:table-cell table:formula="of:=[.G129]" office:value-type="float" office:value="0">
            <text:p>0</text:p>
          </table:table-cell>
          <table:table-cell table:formula="of:=+[.G31]*[.F31]" office:value-type="float" office:value="0">
            <text:p>0,00 </text:p>
          </table:table-cell>
          <table:table-cell table:style-name="ce119" table:formula="of:=[.F31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table:number-columns-spanned="3" table:number-rows-spanned="1">
            <text:p>0</text:p>
          </table:table-cell>
          <table:covered-table-cell table:style-name="ce34" table:formula="of:=$#REF!.B27" office:value-type="float" office:value="0">
            <text:p>#NOMBRE?</text:p>
          </table:covered-table-cell>
          <table:covered-table-cell table:style-name="ce54" table:formula="of:=$#REF!.C27" office:value-type="float" office:value="0">
            <text:p>#NOMBRE?</text:p>
          </table:covered-table-cell>
          <table:table-cell table:style-name="ce60" table:content-validation-name="val2" table:formula="of:=[.D130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7" office:value-type="float" office:value="0">
            <text:p>#NOMBRE?</text:p>
          </table:covered-table-cell>
          <table:table-cell table:formula="of:=[.F130]/(1-[.$G$9])" office:value-type="float" office:value="0">
            <text:p>0,00</text:p>
          </table:table-cell>
          <table:table-cell table:formula="of:=[.G130]" office:value-type="float" office:value="0">
            <text:p>0</text:p>
          </table:table-cell>
          <table:table-cell table:formula="of:=+[.G32]*[.F32]" office:value-type="float" office:value="0">
            <text:p>0,00 </text:p>
          </table:table-cell>
          <table:table-cell table:style-name="ce119" table:formula="of:=[.F32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table:number-columns-spanned="3" table:number-rows-spanned="1">
            <text:p>0</text:p>
          </table:table-cell>
          <table:covered-table-cell table:style-name="ce34" table:formula="of:=$#REF!.B28" office:value-type="float" office:value="0">
            <text:p>#NOMBRE?</text:p>
          </table:covered-table-cell>
          <table:covered-table-cell table:style-name="ce54" table:formula="of:=$#REF!.C28" office:value-type="float" office:value="0">
            <text:p>#NOMBRE?</text:p>
          </table:covered-table-cell>
          <table:table-cell table:style-name="ce60" table:content-validation-name="val2" table:formula="of:=[.D131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8" office:value-type="float" office:value="0">
            <text:p>#NOMBRE?</text:p>
          </table:covered-table-cell>
          <table:table-cell table:formula="of:=[.F131]/(1-[.$G$9])" office:value-type="float" office:value="0">
            <text:p>0,00</text:p>
          </table:table-cell>
          <table:table-cell table:formula="of:=[.G131]" office:value-type="float" office:value="0">
            <text:p>0</text:p>
          </table:table-cell>
          <table:table-cell table:formula="of:=+[.G33]*[.F33]" office:value-type="float" office:value="0">
            <text:p>0,00 </text:p>
          </table:table-cell>
          <table:table-cell table:style-name="ce119" table:formula="of:=[.F33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table:number-columns-spanned="3" table:number-rows-spanned="1">
            <text:p>0</text:p>
          </table:table-cell>
          <table:covered-table-cell table:style-name="ce34" table:formula="of:=$#REF!.B29" office:value-type="float" office:value="0">
            <text:p>#NOMBRE?</text:p>
          </table:covered-table-cell>
          <table:covered-table-cell table:style-name="ce54" table:formula="of:=$#REF!.C29" office:value-type="float" office:value="0">
            <text:p>#NOMBRE?</text:p>
          </table:covered-table-cell>
          <table:table-cell table:style-name="ce60" table:content-validation-name="val2" table:formula="of:=[.D132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29" office:value-type="float" office:value="0">
            <text:p>#NOMBRE?</text:p>
          </table:covered-table-cell>
          <table:table-cell table:formula="of:=[.F132]/(1-[.$G$9])" office:value-type="float" office:value="0">
            <text:p>0,00</text:p>
          </table:table-cell>
          <table:table-cell table:formula="of:=[.G132]" office:value-type="float" office:value="0">
            <text:p>0</text:p>
          </table:table-cell>
          <table:table-cell table:formula="of:=+[.G34]*[.F34]" office:value-type="float" office:value="0">
            <text:p>0,00 </text:p>
          </table:table-cell>
          <table:table-cell table:style-name="ce119" table:formula="of:=[.F34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table:number-columns-spanned="3" table:number-rows-spanned="1">
            <text:p>0</text:p>
          </table:table-cell>
          <table:covered-table-cell table:style-name="ce34" table:formula="of:=$#REF!.B30" office:value-type="float" office:value="0">
            <text:p>#NOMBRE?</text:p>
          </table:covered-table-cell>
          <table:covered-table-cell table:style-name="ce54" table:formula="of:=$#REF!.C30" office:value-type="float" office:value="0">
            <text:p>#NOMBRE?</text:p>
          </table:covered-table-cell>
          <table:table-cell table:style-name="ce60" table:content-validation-name="val2" table:formula="of:=[.D133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0" office:value-type="float" office:value="0">
            <text:p>#NOMBRE?</text:p>
          </table:covered-table-cell>
          <table:table-cell table:formula="of:=[.F133]/(1-[.$G$9])" office:value-type="float" office:value="0">
            <text:p>0,00</text:p>
          </table:table-cell>
          <table:table-cell table:formula="of:=[.G133]" office:value-type="float" office:value="0">
            <text:p>0</text:p>
          </table:table-cell>
          <table:table-cell table:formula="of:=+[.G35]*[.F35]" office:value-type="float" office:value="0">
            <text:p>0,00 </text:p>
          </table:table-cell>
          <table:table-cell table:style-name="ce119" table:formula="of:=[.F35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table:number-columns-spanned="3" table:number-rows-spanned="1">
            <text:p>0</text:p>
          </table:table-cell>
          <table:covered-table-cell table:style-name="ce34" table:formula="of:=$#REF!.B31" office:value-type="float" office:value="0">
            <text:p>#NOMBRE?</text:p>
          </table:covered-table-cell>
          <table:covered-table-cell table:style-name="ce54" table:formula="of:=$#REF!.C31" office:value-type="float" office:value="0">
            <text:p>#NOMBRE?</text:p>
          </table:covered-table-cell>
          <table:table-cell table:style-name="ce60" table:content-validation-name="val2" table:formula="of:=[.D134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1" office:value-type="float" office:value="0">
            <text:p>#NOMBRE?</text:p>
          </table:covered-table-cell>
          <table:table-cell table:formula="of:=[.F134]/(1-[.$G$9])" office:value-type="float" office:value="0">
            <text:p>0,00</text:p>
          </table:table-cell>
          <table:table-cell table:formula="of:=[.G134]" office:value-type="float" office:value="0">
            <text:p>0</text:p>
          </table:table-cell>
          <table:table-cell table:formula="of:=+[.G36]*[.F36]" office:value-type="float" office:value="0">
            <text:p>0,00 </text:p>
          </table:table-cell>
          <table:table-cell table:style-name="ce119" table:formula="of:=[.F36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table:number-columns-spanned="3" table:number-rows-spanned="1">
            <text:p>0</text:p>
          </table:table-cell>
          <table:covered-table-cell table:style-name="ce34" table:formula="of:=$#REF!.B32" office:value-type="float" office:value="0">
            <text:p>#NOMBRE?</text:p>
          </table:covered-table-cell>
          <table:covered-table-cell table:style-name="ce54" table:formula="of:=$#REF!.C32" office:value-type="float" office:value="0">
            <text:p>#NOMBRE?</text:p>
          </table:covered-table-cell>
          <table:table-cell table:style-name="ce60" table:content-validation-name="val2" table:formula="of:=[.D135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2" office:value-type="float" office:value="0">
            <text:p>#NOMBRE?</text:p>
          </table:covered-table-cell>
          <table:table-cell table:formula="of:=[.F135]/(1-[.$G$9])" office:value-type="float" office:value="0">
            <text:p>0,00</text:p>
          </table:table-cell>
          <table:table-cell table:formula="of:=[.G135]" office:value-type="float" office:value="0">
            <text:p>0</text:p>
          </table:table-cell>
          <table:table-cell table:formula="of:=+[.G37]*[.F37]" office:value-type="float" office:value="0">
            <text:p>0,00 </text:p>
          </table:table-cell>
          <table:table-cell table:style-name="ce119" table:formula="of:=[.F37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table:number-columns-spanned="3" table:number-rows-spanned="1">
            <text:p>0</text:p>
          </table:table-cell>
          <table:covered-table-cell table:style-name="ce34" table:formula="of:=$#REF!.B33" office:value-type="float" office:value="0">
            <text:p>#NOMBRE?</text:p>
          </table:covered-table-cell>
          <table:covered-table-cell table:style-name="ce54" table:formula="of:=$#REF!.C33" office:value-type="float" office:value="0">
            <text:p>#NOMBRE?</text:p>
          </table:covered-table-cell>
          <table:table-cell table:style-name="ce60" table:content-validation-name="val2" table:formula="of:=[.D136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3" office:value-type="float" office:value="0">
            <text:p>#NOMBRE?</text:p>
          </table:covered-table-cell>
          <table:table-cell table:formula="of:=[.F136]/(1-[.$G$9])" office:value-type="float" office:value="0">
            <text:p>0,00</text:p>
          </table:table-cell>
          <table:table-cell table:formula="of:=[.G136]" office:value-type="float" office:value="0">
            <text:p>0</text:p>
          </table:table-cell>
          <table:table-cell table:formula="of:=+[.G38]*[.F38]" office:value-type="float" office:value="0">
            <text:p>0,00 </text:p>
          </table:table-cell>
          <table:table-cell table:style-name="ce119" table:formula="of:=[.F38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table:number-columns-spanned="3" table:number-rows-spanned="1">
            <text:p>0</text:p>
          </table:table-cell>
          <table:covered-table-cell table:style-name="ce34" table:formula="of:=$#REF!.B34" office:value-type="float" office:value="0">
            <text:p>#NOMBRE?</text:p>
          </table:covered-table-cell>
          <table:covered-table-cell table:style-name="ce54" table:formula="of:=$#REF!.C34" office:value-type="float" office:value="0">
            <text:p>#NOMBRE?</text:p>
          </table:covered-table-cell>
          <table:table-cell table:style-name="ce60" table:content-validation-name="val2" table:formula="of:=[.D137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4" office:value-type="float" office:value="0">
            <text:p>#NOMBRE?</text:p>
          </table:covered-table-cell>
          <table:table-cell table:formula="of:=[.F137]/(1-[.$G$9])" office:value-type="float" office:value="0">
            <text:p>0,00</text:p>
          </table:table-cell>
          <table:table-cell table:formula="of:=[.G137]" office:value-type="float" office:value="0">
            <text:p>0</text:p>
          </table:table-cell>
          <table:table-cell table:formula="of:=+[.G39]*[.F39]" office:value-type="float" office:value="0">
            <text:p>0,00 </text:p>
          </table:table-cell>
          <table:table-cell table:style-name="ce119" table:formula="of:=[.F39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table:number-columns-spanned="3" table:number-rows-spanned="1">
            <text:p>0</text:p>
          </table:table-cell>
          <table:covered-table-cell table:style-name="ce34" table:formula="of:=$#REF!.B35" office:value-type="float" office:value="0">
            <text:p>#NOMBRE?</text:p>
          </table:covered-table-cell>
          <table:covered-table-cell table:style-name="ce54" table:formula="of:=$#REF!.C35" office:value-type="float" office:value="0">
            <text:p>#NOMBRE?</text:p>
          </table:covered-table-cell>
          <table:table-cell table:style-name="ce60" table:content-validation-name="val2" table:formula="of:=[.D138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5" office:value-type="float" office:value="0">
            <text:p>#NOMBRE?</text:p>
          </table:covered-table-cell>
          <table:table-cell table:formula="of:=[.F138]/(1-[.$G$9])" office:value-type="float" office:value="0">
            <text:p>0,00</text:p>
          </table:table-cell>
          <table:table-cell table:formula="of:=[.G138]" office:value-type="float" office:value="0">
            <text:p>0</text:p>
          </table:table-cell>
          <table:table-cell table:formula="of:=+[.G40]*[.F40]" office:value-type="float" office:value="0">
            <text:p>0,00 </text:p>
          </table:table-cell>
          <table:table-cell table:style-name="ce119" table:formula="of:=[.F40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table:number-columns-spanned="3" table:number-rows-spanned="1">
            <text:p>0</text:p>
          </table:table-cell>
          <table:covered-table-cell table:style-name="ce34" table:formula="of:=$#REF!.B36" office:value-type="float" office:value="0">
            <text:p>#NOMBRE?</text:p>
          </table:covered-table-cell>
          <table:covered-table-cell table:style-name="ce54" table:formula="of:=$#REF!.C36" office:value-type="float" office:value="0">
            <text:p>#NOMBRE?</text:p>
          </table:covered-table-cell>
          <table:table-cell table:style-name="ce60" table:content-validation-name="val2" table:formula="of:=[.D139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6" office:value-type="float" office:value="0">
            <text:p>#NOMBRE?</text:p>
          </table:covered-table-cell>
          <table:table-cell table:formula="of:=[.F139]/(1-[.$G$9])" office:value-type="float" office:value="0">
            <text:p>0,00</text:p>
          </table:table-cell>
          <table:table-cell table:formula="of:=[.G139]" office:value-type="float" office:value="0">
            <text:p>0</text:p>
          </table:table-cell>
          <table:table-cell table:formula="of:=+[.G41]*[.F41]" office:value-type="float" office:value="0">
            <text:p>0,00 </text:p>
          </table:table-cell>
          <table:table-cell table:style-name="ce119" table:formula="of:=[.F41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table:number-columns-spanned="3" table:number-rows-spanned="1">
            <text:p>0</text:p>
          </table:table-cell>
          <table:covered-table-cell table:style-name="ce34" table:formula="of:=$#REF!.B37" office:value-type="float" office:value="0">
            <text:p>#NOMBRE?</text:p>
          </table:covered-table-cell>
          <table:covered-table-cell table:style-name="ce54" table:formula="of:=$#REF!.C37" office:value-type="float" office:value="0">
            <text:p>#NOMBRE?</text:p>
          </table:covered-table-cell>
          <table:table-cell table:style-name="ce60" table:content-validation-name="val2" table:formula="of:=[.D140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7" office:value-type="float" office:value="0">
            <text:p>#NOMBRE?</text:p>
          </table:covered-table-cell>
          <table:table-cell table:formula="of:=[.F140]/(1-[.$G$9])" office:value-type="float" office:value="0">
            <text:p>0,00</text:p>
          </table:table-cell>
          <table:table-cell table:formula="of:=[.G140]" office:value-type="float" office:value="0">
            <text:p>0</text:p>
          </table:table-cell>
          <table:table-cell table:formula="of:=+[.G42]*[.F42]" office:value-type="float" office:value="0">
            <text:p>0,00 </text:p>
          </table:table-cell>
          <table:table-cell table:style-name="ce119" table:formula="of:=[.F42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table:number-columns-spanned="3" table:number-rows-spanned="1">
            <text:p>0</text:p>
          </table:table-cell>
          <table:covered-table-cell table:style-name="ce34" table:formula="of:=$#REF!.B38" office:value-type="float" office:value="0">
            <text:p>#NOMBRE?</text:p>
          </table:covered-table-cell>
          <table:covered-table-cell table:style-name="ce54" table:formula="of:=$#REF!.C38" office:value-type="float" office:value="0">
            <text:p>#NOMBRE?</text:p>
          </table:covered-table-cell>
          <table:table-cell table:style-name="ce60" table:content-validation-name="val2" table:formula="of:=[.D141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8" office:value-type="float" office:value="0">
            <text:p>#NOMBRE?</text:p>
          </table:covered-table-cell>
          <table:table-cell table:formula="of:=[.F141]/(1-[.$G$9])" office:value-type="float" office:value="0">
            <text:p>0,00</text:p>
          </table:table-cell>
          <table:table-cell table:formula="of:=[.G141]" office:value-type="float" office:value="0">
            <text:p>0</text:p>
          </table:table-cell>
          <table:table-cell table:formula="of:=+[.G43]*[.F43]" office:value-type="float" office:value="0">
            <text:p>0,00 </text:p>
          </table:table-cell>
          <table:table-cell table:style-name="ce119" table:formula="of:=[.F43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table:number-columns-spanned="3" table:number-rows-spanned="1">
            <text:p>0</text:p>
          </table:table-cell>
          <table:covered-table-cell table:style-name="ce34" table:formula="of:=$#REF!.B39" office:value-type="float" office:value="0">
            <text:p>#NOMBRE?</text:p>
          </table:covered-table-cell>
          <table:covered-table-cell table:style-name="ce54" table:formula="of:=$#REF!.C39" office:value-type="float" office:value="0">
            <text:p>#NOMBRE?</text:p>
          </table:covered-table-cell>
          <table:table-cell table:style-name="ce60" table:content-validation-name="val2" table:formula="of:=[.D142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39" office:value-type="float" office:value="0">
            <text:p>#NOMBRE?</text:p>
          </table:covered-table-cell>
          <table:table-cell table:formula="of:=[.F142]/(1-[.$G$9])" office:value-type="float" office:value="0">
            <text:p>0,00</text:p>
          </table:table-cell>
          <table:table-cell table:formula="of:=[.G142]" office:value-type="float" office:value="0">
            <text:p>0</text:p>
          </table:table-cell>
          <table:table-cell table:formula="of:=+[.G44]*[.F44]" office:value-type="float" office:value="0">
            <text:p>0,00 </text:p>
          </table:table-cell>
          <table:table-cell table:style-name="ce119" table:formula="of:=[.F44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table:number-columns-spanned="3" table:number-rows-spanned="1">
            <text:p>0</text:p>
          </table:table-cell>
          <table:covered-table-cell table:style-name="ce34" table:formula="of:=$#REF!.B40" office:value-type="float" office:value="0">
            <text:p>#NOMBRE?</text:p>
          </table:covered-table-cell>
          <table:covered-table-cell table:style-name="ce54" table:formula="of:=$#REF!.C40" office:value-type="float" office:value="0">
            <text:p>#NOMBRE?</text:p>
          </table:covered-table-cell>
          <table:table-cell table:style-name="ce60" table:content-validation-name="val2" table:formula="of:=[.D143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0" office:value-type="float" office:value="0">
            <text:p>#NOMBRE?</text:p>
          </table:covered-table-cell>
          <table:table-cell table:formula="of:=[.F143]/(1-[.$G$9])" office:value-type="float" office:value="0">
            <text:p>0,00</text:p>
          </table:table-cell>
          <table:table-cell table:formula="of:=[.G143]" office:value-type="float" office:value="0">
            <text:p>0</text:p>
          </table:table-cell>
          <table:table-cell table:formula="of:=+[.G45]*[.F45]" office:value-type="float" office:value="0">
            <text:p>0,00 </text:p>
          </table:table-cell>
          <table:table-cell table:style-name="ce119" table:formula="of:=[.F45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table:number-columns-spanned="3" table:number-rows-spanned="1">
            <text:p>0</text:p>
          </table:table-cell>
          <table:covered-table-cell table:style-name="ce34" table:formula="of:=$#REF!.B41" office:value-type="float" office:value="0">
            <text:p>#NOMBRE?</text:p>
          </table:covered-table-cell>
          <table:covered-table-cell table:style-name="ce54" table:formula="of:=$#REF!.C41" office:value-type="float" office:value="0">
            <text:p>#NOMBRE?</text:p>
          </table:covered-table-cell>
          <table:table-cell table:style-name="ce60" table:content-validation-name="val2" table:formula="of:=[.D144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1" office:value-type="float" office:value="0">
            <text:p>#NOMBRE?</text:p>
          </table:covered-table-cell>
          <table:table-cell table:formula="of:=[.F144]/(1-[.$G$9])" office:value-type="float" office:value="0">
            <text:p>0,00</text:p>
          </table:table-cell>
          <table:table-cell table:formula="of:=[.G144]" office:value-type="float" office:value="0">
            <text:p>0</text:p>
          </table:table-cell>
          <table:table-cell table:formula="of:=+[.G46]*[.F46]" office:value-type="float" office:value="0">
            <text:p>0,00 </text:p>
          </table:table-cell>
          <table:table-cell table:style-name="ce119" table:formula="of:=[.F46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table:number-columns-spanned="3" table:number-rows-spanned="1">
            <text:p>0</text:p>
          </table:table-cell>
          <table:covered-table-cell table:style-name="ce34" table:formula="of:=$#REF!.B42" office:value-type="float" office:value="0">
            <text:p>#NOMBRE?</text:p>
          </table:covered-table-cell>
          <table:covered-table-cell table:style-name="ce54" table:formula="of:=$#REF!.C42" office:value-type="float" office:value="0">
            <text:p>#NOMBRE?</text:p>
          </table:covered-table-cell>
          <table:table-cell table:style-name="ce60" table:content-validation-name="val2" table:formula="of:=[.D145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2" office:value-type="float" office:value="0">
            <text:p>#NOMBRE?</text:p>
          </table:covered-table-cell>
          <table:table-cell table:formula="of:=[.F145]/(1-[.$G$9])" office:value-type="float" office:value="0">
            <text:p>0,00</text:p>
          </table:table-cell>
          <table:table-cell table:formula="of:=[.G145]" office:value-type="float" office:value="0">
            <text:p>0</text:p>
          </table:table-cell>
          <table:table-cell table:formula="of:=+[.G47]*[.F47]" office:value-type="float" office:value="0">
            <text:p>0,00 </text:p>
          </table:table-cell>
          <table:table-cell table:style-name="ce119" table:formula="of:=[.F47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table:number-columns-spanned="3" table:number-rows-spanned="1">
            <text:p>0</text:p>
          </table:table-cell>
          <table:covered-table-cell table:style-name="ce34" table:formula="of:=$#REF!.B43" office:value-type="float" office:value="0">
            <text:p>#NOMBRE?</text:p>
          </table:covered-table-cell>
          <table:covered-table-cell table:style-name="ce54" table:formula="of:=$#REF!.C43" office:value-type="float" office:value="0">
            <text:p>#NOMBRE?</text:p>
          </table:covered-table-cell>
          <table:table-cell table:style-name="ce60" table:content-validation-name="val2" table:formula="of:=[.D146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3" office:value-type="float" office:value="0">
            <text:p>#NOMBRE?</text:p>
          </table:covered-table-cell>
          <table:table-cell table:formula="of:=[.F146]/(1-[.$G$9])" office:value-type="float" office:value="0">
            <text:p>0,00</text:p>
          </table:table-cell>
          <table:table-cell table:formula="of:=[.G146]" office:value-type="float" office:value="0">
            <text:p>0</text:p>
          </table:table-cell>
          <table:table-cell table:formula="of:=+[.G48]*[.F48]" office:value-type="float" office:value="0">
            <text:p>0,00 </text:p>
          </table:table-cell>
          <table:table-cell table:style-name="ce119" table:formula="of:=[.F48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7]" office:value-type="float" office:value="0" table:number-columns-spanned="3" table:number-rows-spanned="1">
            <text:p>0</text:p>
          </table:table-cell>
          <table:covered-table-cell table:style-name="ce34" table:formula="of:=$#REF!.B44" office:value-type="float" office:value="0">
            <text:p>#NOMBRE?</text:p>
          </table:covered-table-cell>
          <table:covered-table-cell table:style-name="ce54" table:formula="of:=$#REF!.C44" office:value-type="float" office:value="0">
            <text:p>#NOMBRE?</text:p>
          </table:covered-table-cell>
          <table:table-cell table:style-name="ce60" table:content-validation-name="val2" table:formula="of:=[.D147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4" office:value-type="float" office:value="0">
            <text:p>#NOMBRE?</text:p>
          </table:covered-table-cell>
          <table:table-cell table:formula="of:=[.F147]/(1-[.$G$9])" office:value-type="float" office:value="0">
            <text:p>0,00</text:p>
          </table:table-cell>
          <table:table-cell table:formula="of:=[.G147]" office:value-type="float" office:value="0">
            <text:p>0</text:p>
          </table:table-cell>
          <table:table-cell table:formula="of:=+[.G49]*[.F49]" office:value-type="float" office:value="0">
            <text:p>0,00 </text:p>
          </table:table-cell>
          <table:table-cell table:style-name="ce119" table:formula="of:=[.F49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8]" office:value-type="float" office:value="0" table:number-columns-spanned="3" table:number-rows-spanned="1">
            <text:p>0</text:p>
          </table:table-cell>
          <table:covered-table-cell table:style-name="ce34" table:formula="of:=$#REF!.B45" office:value-type="float" office:value="0">
            <text:p>#NOMBRE?</text:p>
          </table:covered-table-cell>
          <table:covered-table-cell table:style-name="ce54" table:formula="of:=$#REF!.C45" office:value-type="float" office:value="0">
            <text:p>#NOMBRE?</text:p>
          </table:covered-table-cell>
          <table:table-cell table:style-name="ce60" table:content-validation-name="val2" table:formula="of:=[.D148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5" office:value-type="float" office:value="0">
            <text:p>#NOMBRE?</text:p>
          </table:covered-table-cell>
          <table:table-cell table:formula="of:=[.F148]/(1-[.$G$9])" office:value-type="float" office:value="0">
            <text:p>0,00</text:p>
          </table:table-cell>
          <table:table-cell table:formula="of:=[.G148]" office:value-type="float" office:value="0">
            <text:p>0</text:p>
          </table:table-cell>
          <table:table-cell table:formula="of:=+[.G50]*[.F50]" office:value-type="float" office:value="0">
            <text:p>0,00 </text:p>
          </table:table-cell>
          <table:table-cell table:style-name="ce119" table:formula="of:=[.F50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9]" office:value-type="float" office:value="0" table:number-columns-spanned="3" table:number-rows-spanned="1">
            <text:p>0</text:p>
          </table:table-cell>
          <table:covered-table-cell table:style-name="ce34" table:formula="of:=$#REF!.B46" office:value-type="float" office:value="0">
            <text:p>#NOMBRE?</text:p>
          </table:covered-table-cell>
          <table:covered-table-cell table:style-name="ce54" table:formula="of:=$#REF!.C46" office:value-type="float" office:value="0">
            <text:p>#NOMBRE?</text:p>
          </table:covered-table-cell>
          <table:table-cell table:style-name="ce60" table:content-validation-name="val2" table:formula="of:=[.D149]" office:value-type="float" office:value="0" table:number-columns-spanned="2" table:number-rows-spanned="1">
            <text:p>0</text:p>
          </table:table-cell>
          <table:covered-table-cell table:style-name="ce54" table:content-validation-name="val2" table:formula="of:=$#REF!.E46" office:value-type="float" office:value="0">
            <text:p>#NOMBRE?</text:p>
          </table:covered-table-cell>
          <table:table-cell table:formula="of:=[.F149]/(1-[.$G$9])" office:value-type="float" office:value="0">
            <text:p>0,00</text:p>
          </table:table-cell>
          <table:table-cell table:formula="of:=[.G149]" office:value-type="float" office:value="0">
            <text:p>0</text:p>
          </table:table-cell>
          <table:table-cell table:formula="of:=+[.G51]*[.F51]" office:value-type="float" office:value="0">
            <text:p>0,00 </text:p>
          </table:table-cell>
          <table:table-cell table:style-name="ce119" table:formula="of:=[.F51]*(1+[.$K$6]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990">
            <text:p>990</text:p>
          </table:table-cell>
          <table:table-cell table:style-name="ce98" table:formula="of:=SUM([.H12:.H51])" office:value-type="float" office:value="27342.8571428571">
            <text:p>27.342,86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23.75">
            <text:p>124</text:p>
          </table:table-cell>
          <table:table-cell table:style-name="ce36" office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>
            <text:p>Precio Ud.</text:p>
          </table:table-cell>
          <table:table-cell table:style-name="ce61" office:value-type="string">
            <text:p>Unidades</text:p>
          </table:table-cell>
          <table:table-cell table:style-name="ce99" office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3]" office:value-type="string" office:string-value="servidor" table:number-columns-spanned="5" table:number-rows-spanned="1">
            <text:p>servidor</text:p>
          </table:table-cell>
          <table:covered-table-cell table:number-columns-repeated="3" table:style-name="ce39"/>
          <table:covered-table-cell table:style-name="ce65"/>
          <table:table-cell table:formula="of:=[.F163]/(1-[.I56])" office:value-type="float" office:value="1333.33333333333">
            <text:p>1.333,33</text:p>
          </table:table-cell>
          <table:table-cell table:formula="of:=[.G163]" office:value-type="float" office:value="1">
            <text:p>1</text:p>
          </table:table-cell>
          <table:table-cell table:formula="of:=+[.G56]*[.F56]" office:value-type="float" office:value="1333.33333333333">
            <text:p>1.333,33 </text:p>
          </table:table-cell>
          <table:table-cell office:value-type="percentage" office:value="0.25">
            <text:p>25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4]/(1-[.I57])" office:value-type="float" office:value="0">
            <text:p>0,00</text:p>
          </table:table-cell>
          <table:table-cell table:formula="of:=[.G164]" office:value-type="float" office:value="0">
            <text:p>0</text:p>
          </table:table-cell>
          <table:table-cell table:formula="of:=+[.G57]*[.F57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65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5]/(1-[.I58])" office:value-type="float" office:value="0">
            <text:p>0,00</text:p>
          </table:table-cell>
          <table:table-cell table:formula="of:=[.G165]" office:value-type="float" office:value="0">
            <text:p>0</text:p>
          </table:table-cell>
          <table:table-cell table:formula="of:=+[.G58]*[.F58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66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6]/(1-[.I59])" office:value-type="float" office:value="0">
            <text:p>0,00</text:p>
          </table:table-cell>
          <table:table-cell table:formula="of:=[.G166]" office:value-type="float" office:value="0">
            <text:p>0</text:p>
          </table:table-cell>
          <table:table-cell table:formula="of:=+[.G59]*[.F59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67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7]/(1-[.I60])" office:value-type="float" office:value="0">
            <text:p>0,00</text:p>
          </table:table-cell>
          <table:table-cell table:formula="of:=[.G167]" office:value-type="float" office:value="0">
            <text:p>0</text:p>
          </table:table-cell>
          <table:table-cell table:formula="of:=+[.G60]*[.F60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68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8]/(1-[.I61])" office:value-type="float" office:value="0">
            <text:p>0,00</text:p>
          </table:table-cell>
          <table:table-cell table:formula="of:=[.G168]" office:value-type="float" office:value="0">
            <text:p>0</text:p>
          </table:table-cell>
          <table:table-cell table:formula="of:=+[.G61]*[.F61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69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69]/(1-[.I62])" office:value-type="float" office:value="0">
            <text:p>0,00</text:p>
          </table:table-cell>
          <table:table-cell table:formula="of:=[.G169]" office:value-type="float" office:value="0">
            <text:p>0</text:p>
          </table:table-cell>
          <table:table-cell table:formula="of:=+[.G62]*[.F62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0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0]/(1-[.I63])" office:value-type="float" office:value="0">
            <text:p>0,00</text:p>
          </table:table-cell>
          <table:table-cell table:formula="of:=[.G170]" office:value-type="float" office:value="0">
            <text:p>0</text:p>
          </table:table-cell>
          <table:table-cell table:formula="of:=+[.G63]*[.F63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1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1]/(1-[.I64])" office:value-type="float" office:value="0">
            <text:p>0,00</text:p>
          </table:table-cell>
          <table:table-cell table:formula="of:=[.G171]" office:value-type="float" office:value="0">
            <text:p>0</text:p>
          </table:table-cell>
          <table:table-cell table:formula="of:=+[.G64]*[.F64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2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5])" office:value-type="float" office:value="0">
            <text:p>0,00</text:p>
          </table:table-cell>
          <table:table-cell table:formula="of:=[.G172]" office:value-type="float" office:value="0">
            <text:p>0</text:p>
          </table:table-cell>
          <table:table-cell table:formula="of:=+[.G65]*[.F65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3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6])" office:value-type="float" office:value="0">
            <text:p>0,00</text:p>
          </table:table-cell>
          <table:table-cell table:formula="of:=[.G173]" office:value-type="float" office:value="0">
            <text:p>0</text:p>
          </table:table-cell>
          <table:table-cell table:formula="of:=+[.G66]*[.F66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4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67])" office:value-type="float" office:value="0">
            <text:p>0,00</text:p>
          </table:table-cell>
          <table:table-cell table:formula="of:=[.G174]" office:value-type="float" office:value="0">
            <text:p>0</text:p>
          </table:table-cell>
          <table:table-cell table:formula="of:=+[.G67]*[.F67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5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68])" office:value-type="float" office:value="0">
            <text:p>0,00</text:p>
          </table:table-cell>
          <table:table-cell table:formula="of:=[.G175]" office:value-type="float" office:value="0">
            <text:p>0</text:p>
          </table:table-cell>
          <table:table-cell table:formula="of:=+[.G68]*[.F68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6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69])" office:value-type="float" office:value="0">
            <text:p>0,00</text:p>
          </table:table-cell>
          <table:table-cell table:formula="of:=[.G176]" office:value-type="float" office:value="0">
            <text:p>0</text:p>
          </table:table-cell>
          <table:table-cell table:formula="of:=+[.G69]*[.F69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7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0])" office:value-type="float" office:value="0">
            <text:p>0,00</text:p>
          </table:table-cell>
          <table:table-cell table:formula="of:=[.G177]" office:value-type="float" office:value="0">
            <text:p>0</text:p>
          </table:table-cell>
          <table:table-cell table:formula="of:=+[.G70]*[.F70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8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1])" office:value-type="float" office:value="0">
            <text:p>0,00</text:p>
          </table:table-cell>
          <table:table-cell table:formula="of:=[.G178]" office:value-type="float" office:value="0">
            <text:p>0</text:p>
          </table:table-cell>
          <table:table-cell table:formula="of:=+[.G71]*[.F71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79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2])" office:value-type="float" office:value="0">
            <text:p>0,00</text:p>
          </table:table-cell>
          <table:table-cell table:formula="of:=[.G179]" office:value-type="float" office:value="0">
            <text:p>0</text:p>
          </table:table-cell>
          <table:table-cell table:formula="of:=+[.G72]*[.F72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0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3])" office:value-type="float" office:value="0">
            <text:p>0,00</text:p>
          </table:table-cell>
          <table:table-cell table:formula="of:=[.G180]" office:value-type="float" office:value="0">
            <text:p>0</text:p>
          </table:table-cell>
          <table:table-cell table:formula="of:=+[.G73]*[.F73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1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4])" office:value-type="float" office:value="0">
            <text:p>0,00</text:p>
          </table:table-cell>
          <table:table-cell table:formula="of:=[.G181]" office:value-type="float" office:value="0">
            <text:p>0</text:p>
          </table:table-cell>
          <table:table-cell table:formula="of:=+[.G74]*[.F74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2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5])" office:value-type="float" office:value="0">
            <text:p>0,00</text:p>
          </table:table-cell>
          <table:table-cell table:formula="of:=[.G182]" office:value-type="float" office:value="0">
            <text:p>0</text:p>
          </table:table-cell>
          <table:table-cell table:formula="of:=+[.G75]*[.F75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3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6])" office:value-type="float" office:value="0">
            <text:p>0,00</text:p>
          </table:table-cell>
          <table:table-cell table:formula="of:=[.G183]" office:value-type="float" office:value="0">
            <text:p>0</text:p>
          </table:table-cell>
          <table:table-cell table:formula="of:=+[.G76]*[.F76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4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77])" office:value-type="float" office:value="0">
            <text:p>0,00</text:p>
          </table:table-cell>
          <table:table-cell table:formula="of:=[.G184]" office:value-type="float" office:value="0">
            <text:p>0</text:p>
          </table:table-cell>
          <table:table-cell table:formula="of:=+[.G77]*[.F77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5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78])" office:value-type="float" office:value="0">
            <text:p>0,00</text:p>
          </table:table-cell>
          <table:table-cell table:formula="of:=[.G185]" office:value-type="float" office:value="0">
            <text:p>0</text:p>
          </table:table-cell>
          <table:table-cell table:formula="of:=+[.G78]*[.F78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6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79])" office:value-type="float" office:value="0">
            <text:p>0,00</text:p>
          </table:table-cell>
          <table:table-cell table:formula="of:=[.G186]" office:value-type="float" office:value="0">
            <text:p>0</text:p>
          </table:table-cell>
          <table:table-cell table:formula="of:=+[.G79]*[.F79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7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0])" office:value-type="float" office:value="0">
            <text:p>0,00</text:p>
          </table:table-cell>
          <table:table-cell table:formula="of:=[.G187]" office:value-type="float" office:value="0">
            <text:p>0</text:p>
          </table:table-cell>
          <table:table-cell table:formula="of:=+[.G80]*[.F80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8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1])" office:value-type="float" office:value="0">
            <text:p>0,00</text:p>
          </table:table-cell>
          <table:table-cell table:formula="of:=[.G188]" office:value-type="float" office:value="0">
            <text:p>0</text:p>
          </table:table-cell>
          <table:table-cell table:formula="of:=+[.G81]*[.F81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89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2])" office:value-type="float" office:value="0">
            <text:p>0,00</text:p>
          </table:table-cell>
          <table:table-cell table:formula="of:=[.G189]" office:value-type="float" office:value="0">
            <text:p>0</text:p>
          </table:table-cell>
          <table:table-cell table:formula="of:=+[.G82]*[.F82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0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3])" office:value-type="float" office:value="0">
            <text:p>0,00</text:p>
          </table:table-cell>
          <table:table-cell table:formula="of:=[.G190]" office:value-type="float" office:value="0">
            <text:p>0</text:p>
          </table:table-cell>
          <table:table-cell table:formula="of:=+[.G83]*[.F83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1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4])" office:value-type="float" office:value="0">
            <text:p>0,00</text:p>
          </table:table-cell>
          <table:table-cell table:formula="of:=[.G191]" office:value-type="float" office:value="0">
            <text:p>0</text:p>
          </table:table-cell>
          <table:table-cell table:formula="of:=+[.G84]*[.F84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2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5])" office:value-type="float" office:value="0">
            <text:p>0,00</text:p>
          </table:table-cell>
          <table:table-cell table:formula="of:=[.G192]" office:value-type="float" office:value="0">
            <text:p>0</text:p>
          </table:table-cell>
          <table:table-cell table:formula="of:=+[.G85]*[.F85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3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6])" office:value-type="float" office:value="0">
            <text:p>0,00</text:p>
          </table:table-cell>
          <table:table-cell table:formula="of:=[.G193]" office:value-type="float" office:value="0">
            <text:p>0</text:p>
          </table:table-cell>
          <table:table-cell table:formula="of:=+[.G86]*[.F86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4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87])" office:value-type="float" office:value="0">
            <text:p>0,00</text:p>
          </table:table-cell>
          <table:table-cell table:formula="of:=[.G194]" office:value-type="float" office:value="0">
            <text:p>0</text:p>
          </table:table-cell>
          <table:table-cell table:formula="of:=+[.G87]*[.F87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5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88])" office:value-type="float" office:value="0">
            <text:p>0,00</text:p>
          </table:table-cell>
          <table:table-cell table:formula="of:=[.G195]" office:value-type="float" office:value="0">
            <text:p>0</text:p>
          </table:table-cell>
          <table:table-cell table:formula="of:=+[.G88]*[.F88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6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89])" office:value-type="float" office:value="0">
            <text:p>0,00</text:p>
          </table:table-cell>
          <table:table-cell table:formula="of:=[.G196]" office:value-type="float" office:value="0">
            <text:p>0</text:p>
          </table:table-cell>
          <table:table-cell table:formula="of:=+[.G89]*[.F89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7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7]/(1-[.I90])" office:value-type="float" office:value="0">
            <text:p>0,00</text:p>
          </table:table-cell>
          <table:table-cell table:formula="of:=[.G197]" office:value-type="float" office:value="0">
            <text:p>0</text:p>
          </table:table-cell>
          <table:table-cell table:formula="of:=+[.G90]*[.F90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8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8]/(1-[.I91])" office:value-type="float" office:value="0">
            <text:p>0,00</text:p>
          </table:table-cell>
          <table:table-cell table:formula="of:=[.G198]" office:value-type="float" office:value="0">
            <text:p>0</text:p>
          </table:table-cell>
          <table:table-cell table:formula="of:=+[.G91]*[.F91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199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9]/(1-[.I92])" office:value-type="float" office:value="0">
            <text:p>0,00</text:p>
          </table:table-cell>
          <table:table-cell table:formula="of:=[.G199]" office:value-type="float" office:value="0">
            <text:p>0</text:p>
          </table:table-cell>
          <table:table-cell table:formula="of:=+[.G92]*[.F92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200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0]/(1-[.I93])" office:value-type="float" office:value="0">
            <text:p>0,00</text:p>
          </table:table-cell>
          <table:table-cell table:formula="of:=[.G200]" office:value-type="float" office:value="0">
            <text:p>0</text:p>
          </table:table-cell>
          <table:table-cell table:formula="of:=+[.G93]*[.F93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201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1]/(1-[.I94])" office:value-type="float" office:value="0">
            <text:p>0,00</text:p>
          </table:table-cell>
          <table:table-cell table:formula="of:=[.G201]" office:value-type="float" office:value="0">
            <text:p>0</text:p>
          </table:table-cell>
          <table:table-cell table:formula="of:=+[.G94]*[.F94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1" table:formula="of:=[.A202]" office:value-type="float" office:value="0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2]/(1-[.I95])" office:value-type="float" office:value="0">
            <text:p>0,00</text:p>
          </table:table-cell>
          <table:table-cell table:formula="of:=[.G202]" office:value-type="float" office:value="0">
            <text:p>0</text:p>
          </table:table-cell>
          <table:table-cell table:formula="of:=+[.G95]*[.F95]" office:value-type="float" office:value="0">
            <text:p>0,00 </text:p>
          </table:table-cell>
          <table:table-cell/>
          <table:table-cell table:number-columns-repeated="2"/>
        </table:table-row>
        <table:table-row table:style-name="ro1">
          <table:table-cell table:style-name="ce12" office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5])" office:value-type="float" office:value="1333.33333333333">
            <text:p>1.333,33 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number-columns-repeated="3"/>
        </table:table-row>
        <table:table-row table:style-name="ro1">
          <table:table-cell table:style-name="ce9" office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>
            <text:p>Precio Ud.</text:p>
          </table:table-cell>
          <table:table-cell table:style-name="ce61" office:value-type="string">
            <text:p>Unidades</text:p>
          </table:table-cell>
          <table:table-cell table:style-name="ce99" office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office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31]*[.I100]" office:value-type="float" office:value="2384">
            <text:p>2.384,00</text:p>
          </table:table-cell>
          <table:table-cell office:value-type="float" office:value="1">
            <text:p>1</text:p>
          </table:table-cell>
          <table:table-cell table:formula="of:=+[.G100]*[.F100]" office:value-type="float" office:value="2384">
            <text:p>2.384,00 </text:p>
          </table:table-cell>
          <table:table-cell office:value-type="percentage" office:value="0.1">
            <text:p>10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102]=0;0;[.H102]/[.H$102])" office:value-type="percentage" office:value="1" table:number-columns-spanned="1" table:number-rows-spanned="2">
            <text:p>100,00%</text:p>
          </table:table-cell>
          <table:table-cell table:style-name="ce102" table:formula="of:=SUM([.H52];[.H96])+[.H100]" office:value-type="float" office:value="31060.1904761905" table:number-columns-spanned="1" table:number-rows-spanned="2">
            <text:p>31.060,19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1">
          <table:table-cell table:style-name="ce18" office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>
            <text:p>S.B.A.</text:p>
          </table:table-cell>
          <table:table-cell table:style-name="ce58" office:value-type="string">
            <text:p>Horas/año</text:p>
          </table:table-cell>
          <table:table-cell table:style-name="ce133" office:value-type="float" office:value="1772.5">
            <text:p>1.772,50</text:p>
          </table:table-cell>
        </table:table-row>
        <table:table-row table:style-name="ro1">
          <table:table-cell table:style-name="ce10" office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>
            <text:p>Coste hora</text:p>
          </table:table-cell>
          <table:table-cell table:style-name="ce61" office:value-type="string">
            <text:p>Nº de horas</text:p>
          </table:table-cell>
          <table:table-cell table:style-name="ce104" office:value-type="string">
            <text:p>Importe</text:p>
          </table:table-cell>
          <table:table-cell table:style-name="ce10" office:value-type="string">
            <text:p>Estimado</text:p>
          </table:table-cell>
          <table:table-cell table:style-name="ce58" office:value-type="string">
            <text:p>% Empresarial</text:p>
          </table:table-cell>
          <table:table-cell table:style-name="ce132" office:value-type="percentage" office:value="0.3159">
            <text:p>31,59%</text:p>
          </table:table-cell>
        </table:table-row>
        <table:table-row table:style-name="ro4">
          <table:table-cell table:style-name="ce19" office:value-type="string" table:number-columns-spanned="3" table:number-rows-spanned="1">
            <text:p>Jefe Proy</text:p>
          </table:table-cell>
          <table:covered-table-cell table:style-name="ce46" table:formula="of:=$#REF!.B101" office:value-type="float" office:value="0">
            <text:p>#NOMBRE?</text:p>
          </table:covered-table-cell>
          <table:covered-table-cell table:style-name="ce56" table:formula="of:=$#REF!.C101" office:value-type="float" office:value="0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25">
            <text:p>25,00 €</text:p>
          </table:table-cell>
          <table:table-cell table:style-name="ce62" office:value-type="float" office:value="120">
            <text:p>120</text:p>
          </table:table-cell>
          <table:table-cell table:style-name="ce105" table:formula="of:=IF([.G110]=&quot; &quot;;&quot; &quot;;+[.G110]*[.F110])" office:value-type="float" office:value="3000">
            <text:p>3.000,00 </text:p>
          </table:table-cell>
          <table:table-cell table:style-name="ce126" table:formula="of:=IF([.F110]*[.$K$108]&lt;(35000*(1+[.$K$109]));[.F110]/(1+[.$K$109])*[.$K$108];[.F110]*[.$K$108]-35000*[.$K$109])" office:value-type="currency" office:currency="EUR" office:value="33674.6713276085">
            <text:p>33.674,67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2" office:value-type="float" office:value="0">
            <text:p>#NOMBRE?</text:p>
          </table:covered-table-cell>
          <table:covered-table-cell table:style-name="Default" table:formula="of:=$#REF!.C102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20">
            <text:p>20,00 €</text:p>
          </table:table-cell>
          <table:table-cell table:style-name="ce62" office:value-type="float" office:value="240">
            <text:p>240</text:p>
          </table:table-cell>
          <table:table-cell table:style-name="ce105" table:formula="of:=IF([.G111]=&quot; &quot;;&quot; &quot;;+[.G111]*[.F111])" office:value-type="float" office:value="4800">
            <text:p>4.800,00 </text:p>
          </table:table-cell>
          <table:table-cell table:style-name="ce126" table:formula="of:=IF([.F111]*[.$K$108]&lt;(35000*(1+[.$K$109]));[.F111]/(1+[.$K$109])*[.$K$108];[.F111]*[.$K$108]-35000*[.$K$109])" office:value-type="currency" office:currency="EUR" office:value="26939.7370620868">
            <text:p>26.939,74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3" office:value-type="float" office:value="0">
            <text:p>#NOMBRE?</text:p>
          </table:covered-table-cell>
          <table:covered-table-cell table:style-name="Default" table:formula="of:=$#REF!.C103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8">
            <text:p>18,00 €</text:p>
          </table:table-cell>
          <table:table-cell table:style-name="ce62" office:value-type="float" office:value="350">
            <text:p>350</text:p>
          </table:table-cell>
          <table:table-cell table:style-name="ce105" table:formula="of:=IF([.G112]=&quot; &quot;;&quot; &quot;;+[.G112]*[.F112])" office:value-type="float" office:value="6300">
            <text:p>6.300,00 </text:p>
          </table:table-cell>
          <table:table-cell table:style-name="ce126" table:formula="of:=IF([.F112]*[.$K$108]&lt;(35000*(1+[.$K$109]));[.F112]/(1+[.$K$109])*[.$K$108];[.F112]*[.$K$108]-35000*[.$K$109])" office:value-type="currency" office:currency="EUR" office:value="24245.7633558781">
            <text:p>24.245,76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4" office:value-type="float" office:value="0">
            <text:p>#NOMBRE?</text:p>
          </table:covered-table-cell>
          <table:covered-table-cell table:style-name="Default" table:formula="of:=$#REF!.C104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8">
            <text:p>18,00 €</text:p>
          </table:table-cell>
          <table:table-cell table:style-name="ce62" office:value-type="float" office:value="280">
            <text:p>280</text:p>
          </table:table-cell>
          <table:table-cell table:style-name="ce105" table:formula="of:=IF([.G113]=&quot; &quot;;&quot; &quot;;+[.G113]*[.F113])" office:value-type="float" office:value="5040">
            <text:p>5.040,00 </text:p>
          </table:table-cell>
          <table:table-cell table:style-name="ce126" table:formula="of:=IF([.F113]*[.$K$108]&lt;(35000*(1+[.$K$109]));[.F113]/(1+[.$K$109])*[.$K$108];[.F113]*[.$K$108]-35000*[.$K$109])" office:value-type="currency" office:currency="EUR" office:value="24245.7633558781">
            <text:p>24.245,76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5" office:value-type="float" office:value="0">
            <text:p>#NOMBRE?</text:p>
          </table:covered-table-cell>
          <table:covered-table-cell table:style-name="Default" table:formula="of:=$#REF!.C105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4]=&quot; &quot;;&quot; &quot;;+[.G114]*[.F114])" office:value-type="float" office:value="0">
            <text:p>0,00 </text:p>
          </table:table-cell>
          <table:table-cell table:style-name="ce126" table:formula="of:=IF([.F114]*[.$K$108]&lt;(35000*(1+[.$K$109]));[.F114]/(1+[.$K$109])*[.$K$108];[.F114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6" office:value-type="float" office:value="0">
            <text:p>#NOMBRE?</text:p>
          </table:covered-table-cell>
          <table:covered-table-cell table:style-name="Default" table:formula="of:=$#REF!.C106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5]=&quot; &quot;;&quot; &quot;;+[.G115]*[.F115])" office:value-type="float" office:value="0">
            <text:p>0,00 </text:p>
          </table:table-cell>
          <table:table-cell table:style-name="ce126" table:formula="of:=IF([.F115]*[.$K$108]&lt;(35000*(1+[.$K$109]));[.F115]/(1+[.$K$109])*[.$K$108];[.F115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7" office:value-type="float" office:value="0">
            <text:p>#NOMBRE?</text:p>
          </table:covered-table-cell>
          <table:covered-table-cell table:style-name="Default" table:formula="of:=$#REF!.C107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6]=&quot; &quot;;&quot; &quot;;+[.G116]*[.F116])" office:value-type="float" office:value="0">
            <text:p>0,00 </text:p>
          </table:table-cell>
          <table:table-cell table:style-name="ce126" table:formula="of:=IF([.F116]*[.$K$108]&lt;(35000*(1+[.$K$109]));[.F116]/(1+[.$K$109])*[.$K$108];[.F116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8" office:value-type="float" office:value="0">
            <text:p>#NOMBRE?</text:p>
          </table:covered-table-cell>
          <table:covered-table-cell table:style-name="Default" table:formula="of:=$#REF!.C108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>
            <text:p>0,00 </text:p>
          </table:table-cell>
          <table:table-cell table:style-name="ce126" table:formula="of:=IF([.F117]*[.$K$108]&lt;(35000*(1+[.$K$109]));[.F117]/(1+[.$K$109])*[.$K$108];[.F117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09" office:value-type="float" office:value="0">
            <text:p>#NOMBRE?</text:p>
          </table:covered-table-cell>
          <table:covered-table-cell table:style-name="Default" table:formula="of:=$#REF!.C109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>
            <text:p>0,00 </text:p>
          </table:table-cell>
          <table:table-cell table:style-name="ce126" table:formula="of:=IF([.F118]*[.$K$108]&lt;(35000*(1+[.$K$109]));[.F118]/(1+[.$K$109])*[.$K$108];[.F118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0" office:value-type="float" office:value="0">
            <text:p>#NOMBRE?</text:p>
          </table:covered-table-cell>
          <table:covered-table-cell table:style-name="Default" table:formula="of:=$#REF!.C110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>
            <text:p>0,00 </text:p>
          </table:table-cell>
          <table:table-cell table:style-name="ce126" table:formula="of:=IF([.F119]*[.$K$108]&lt;(35000*(1+[.$K$109]));[.F119]/(1+[.$K$109])*[.$K$108];[.F119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1" office:value-type="float" office:value="0">
            <text:p>#NOMBRE?</text:p>
          </table:covered-table-cell>
          <table:covered-table-cell table:style-name="Default" table:formula="of:=$#REF!.C111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>
            <text:p>0,00 </text:p>
          </table:table-cell>
          <table:table-cell table:style-name="ce126" table:formula="of:=IF([.F120]*[.$K$108]&lt;(35000*(1+[.$K$109]));[.F120]/(1+[.$K$109])*[.$K$108];[.F120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2" office:value-type="float" office:value="0">
            <text:p>#NOMBRE?</text:p>
          </table:covered-table-cell>
          <table:covered-table-cell table:style-name="Default" table:formula="of:=$#REF!.C112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>
            <text:p>0,00 </text:p>
          </table:table-cell>
          <table:table-cell table:style-name="ce126" table:formula="of:=IF([.F121]*[.$K$108]&lt;(35000*(1+[.$K$109]));[.F121]/(1+[.$K$109])*[.$K$108];[.F121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3" office:value-type="float" office:value="0">
            <text:p>#NOMBRE?</text:p>
          </table:covered-table-cell>
          <table:covered-table-cell table:style-name="Default" table:formula="of:=$#REF!.C113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>
            <text:p>0,00 </text:p>
          </table:table-cell>
          <table:table-cell table:style-name="ce126" table:formula="of:=IF([.F122]*[.$K$108]&lt;(35000*(1+[.$K$109]));[.F122]/(1+[.$K$109])*[.$K$108];[.F122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4" office:value-type="float" office:value="0">
            <text:p>#NOMBRE?</text:p>
          </table:covered-table-cell>
          <table:covered-table-cell table:style-name="Default" table:formula="of:=$#REF!.C114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>
            <text:p>0,00 </text:p>
          </table:table-cell>
          <table:table-cell table:style-name="ce126" table:formula="of:=IF([.F123]*[.$K$108]&lt;(35000*(1+[.$K$109]));[.F123]/(1+[.$K$109])*[.$K$108];[.F123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5" office:value-type="float" office:value="0">
            <text:p>#NOMBRE?</text:p>
          </table:covered-table-cell>
          <table:covered-table-cell table:style-name="Default" table:formula="of:=$#REF!.C115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>
            <text:p>0,00 </text:p>
          </table:table-cell>
          <table:table-cell table:style-name="ce126" table:formula="of:=IF([.F124]*[.$K$108]&lt;(35000*(1+[.$K$109]));[.F124]/(1+[.$K$109])*[.$K$108];[.F124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6" office:value-type="float" office:value="0">
            <text:p>#NOMBRE?</text:p>
          </table:covered-table-cell>
          <table:covered-table-cell table:style-name="Default" table:formula="of:=$#REF!.C116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>
            <text:p>0,00 </text:p>
          </table:table-cell>
          <table:table-cell table:style-name="ce126" table:formula="of:=IF([.F125]*[.$K$108]&lt;(35000*(1+[.$K$109]));[.F125]/(1+[.$K$109])*[.$K$108];[.F125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7" office:value-type="float" office:value="0">
            <text:p>#NOMBRE?</text:p>
          </table:covered-table-cell>
          <table:covered-table-cell table:style-name="Default" table:formula="of:=$#REF!.C117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>
            <text:p>0,00 </text:p>
          </table:table-cell>
          <table:table-cell table:style-name="ce126" table:formula="of:=IF([.F126]*[.$K$108]&lt;(35000*(1+[.$K$109]));[.F126]/(1+[.$K$109])*[.$K$108];[.F126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$#REF!.B118" office:value-type="float" office:value="0">
            <text:p>#NOMBRE?</text:p>
          </table:covered-table-cell>
          <table:covered-table-cell table:style-name="Default" table:formula="of:=$#REF!.C118" office:value-type="float" office:value="0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>
            <text:p>0,00 </text:p>
          </table:table-cell>
          <table:table-cell table:style-name="ce126" table:formula="of:=IF([.F127]*[.$K$108]&lt;(35000*(1+[.$K$109]));[.F127]/(1+[.$K$109])*[.$K$108];[.F127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>
            <text:p>0,00 </text:p>
          </table:table-cell>
          <table:table-cell table:style-name="ce126" table:formula="of:=IF([.F128]*[.$K$108]&lt;(35000*(1+[.$K$109]));[.F128]/(1+[.$K$109])*[.$K$108];[.F128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>
            <text:p>0,00 </text:p>
          </table:table-cell>
          <table:table-cell table:style-name="ce126" table:formula="of:=IF([.F129]*[.$K$108]&lt;(35000*(1+[.$K$109]));[.F129]/(1+[.$K$109])*[.$K$108];[.F129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>
            <text:p>0,00 </text:p>
          </table:table-cell>
          <table:table-cell table:style-name="ce126" table:formula="of:=IF([.F130]*[.$K$108]&lt;(35000*(1+[.$K$109]));[.F130]/(1+[.$K$109])*[.$K$108];[.F130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>
            <text:p>0,00 </text:p>
          </table:table-cell>
          <table:table-cell table:style-name="ce126" table:formula="of:=IF([.F131]*[.$K$108]&lt;(35000*(1+[.$K$109]));[.F131]/(1+[.$K$109])*[.$K$108];[.F131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>
            <text:p>0,00 </text:p>
          </table:table-cell>
          <table:table-cell table:style-name="ce126" table:formula="of:=IF([.F132]*[.$K$108]&lt;(35000*(1+[.$K$109]));[.F132]/(1+[.$K$109])*[.$K$108];[.F132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>
            <text:p>0,00 </text:p>
          </table:table-cell>
          <table:table-cell table:style-name="ce126" table:formula="of:=IF([.F133]*[.$K$108]&lt;(35000*(1+[.$K$109]));[.F133]/(1+[.$K$109])*[.$K$108];[.F133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>
            <text:p>0,00 </text:p>
          </table:table-cell>
          <table:table-cell table:style-name="ce126" table:formula="of:=IF([.F134]*[.$K$108]&lt;(35000*(1+[.$K$109]));[.F134]/(1+[.$K$109])*[.$K$108];[.F134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>
            <text:p>0,00 </text:p>
          </table:table-cell>
          <table:table-cell table:style-name="ce126" table:formula="of:=IF([.F135]*[.$K$108]&lt;(35000*(1+[.$K$109]));[.F135]/(1+[.$K$109])*[.$K$108];[.F135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>
            <text:p>0,00 </text:p>
          </table:table-cell>
          <table:table-cell table:style-name="ce126" table:formula="of:=IF([.F136]*[.$K$108]&lt;(35000*(1+[.$K$109]));[.F136]/(1+[.$K$109])*[.$K$108];[.F136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>
            <text:p>0,00 </text:p>
          </table:table-cell>
          <table:table-cell table:style-name="ce126" table:formula="of:=IF([.F137]*[.$K$108]&lt;(35000*(1+[.$K$109]));[.F137]/(1+[.$K$109])*[.$K$108];[.F137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>
            <text:p>0,00 </text:p>
          </table:table-cell>
          <table:table-cell table:style-name="ce126" table:formula="of:=IF([.F138]*[.$K$108]&lt;(35000*(1+[.$K$109]));[.F138]/(1+[.$K$109])*[.$K$108];[.F138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>
            <text:p>0,00 </text:p>
          </table:table-cell>
          <table:table-cell table:style-name="ce126" table:formula="of:=IF([.F139]*[.$K$108]&lt;(35000*(1+[.$K$109]));[.F139]/(1+[.$K$109])*[.$K$108];[.F139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>
            <text:p>0,00 </text:p>
          </table:table-cell>
          <table:table-cell table:style-name="ce126" table:formula="of:=IF([.F140]*[.$K$108]&lt;(35000*(1+[.$K$109]));[.F140]/(1+[.$K$109])*[.$K$108];[.F140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>
            <text:p>0,00 </text:p>
          </table:table-cell>
          <table:table-cell table:style-name="ce126" table:formula="of:=IF([.F141]*[.$K$108]&lt;(35000*(1+[.$K$109]));[.F141]/(1+[.$K$109])*[.$K$108];[.F141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>
            <text:p>0,00 </text:p>
          </table:table-cell>
          <table:table-cell table:style-name="ce126" table:formula="of:=IF([.F142]*[.$K$108]&lt;(35000*(1+[.$K$109]));[.F142]/(1+[.$K$109])*[.$K$108];[.F142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>
            <text:p>0,00 </text:p>
          </table:table-cell>
          <table:table-cell table:style-name="ce126" table:formula="of:=IF([.F143]*[.$K$108]&lt;(35000*(1+[.$K$109]));[.F143]/(1+[.$K$109])*[.$K$108];[.F143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>
            <text:p>0,00 </text:p>
          </table:table-cell>
          <table:table-cell table:style-name="ce126" table:formula="of:=IF([.F144]*[.$K$108]&lt;(35000*(1+[.$K$109]));[.F144]/(1+[.$K$109])*[.$K$108];[.F144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>
            <text:p>0,00 </text:p>
          </table:table-cell>
          <table:table-cell table:style-name="ce126" table:formula="of:=IF([.F145]*[.$K$108]&lt;(35000*(1+[.$K$109]));[.F145]/(1+[.$K$109])*[.$K$108];[.F145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>
            <text:p>0,00 </text:p>
          </table:table-cell>
          <table:table-cell table:style-name="ce126" table:formula="of:=IF([.F146]*[.$K$108]&lt;(35000*(1+[.$K$109]));[.F146]/(1+[.$K$109])*[.$K$108];[.F146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7]=&quot; &quot;;&quot; &quot;;+[.G147]*[.F147])" office:value-type="float" office:value="0">
            <text:p>0,00 </text:p>
          </table:table-cell>
          <table:table-cell table:style-name="ce126" table:formula="of:=IF([.F147]*[.$K$108]&lt;(35000*(1+[.$K$109]));[.F147]/(1+[.$K$109])*[.$K$108];[.F147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8]=&quot; &quot;;&quot; &quot;;+[.G148]*[.F148])" office:value-type="float" office:value="0">
            <text:p>0,00 </text:p>
          </table:table-cell>
          <table:table-cell table:style-name="ce126" table:formula="of:=IF([.F148]*[.$K$108]&lt;(35000*(1+[.$K$109]));[.F148]/(1+[.$K$109])*[.$K$108];[.F148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9]=&quot; &quot;;&quot; &quot;;+[.G149]*[.F149])" office:value-type="float" office:value="0">
            <text:p>0,00 </text:p>
          </table:table-cell>
          <table:table-cell table:style-name="ce126" table:formula="of:=IF([.F149]*[.$K$108]&lt;(35000*(1+[.$K$109]));[.F149]/(1+[.$K$109])*[.$K$108];[.F149]*[.$K$108]-35000*[.$K$109])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>
            <text:p>Total Personal</text:p>
          </table:table-cell>
          <table:table-cell table:style-name="ce47" table:number-columns-repeated="5"/>
          <table:table-cell table:style-name="ce89" table:formula="of:=SUM([.G110:.G149])" office:value-type="float" office:value="990">
            <text:p>990</text:p>
          </table:table-cell>
          <table:table-cell table:style-name="ce106" table:formula="of:=SUM([.H110:.H149])" office:value-type="float" office:value="19140">
            <text:p>19.14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>
            <text:p>Precio Ud.</text:p>
          </table:table-cell>
          <table:table-cell table:style-name="ce61" office:value-type="string">
            <text:p>Unidades</text:p>
          </table:table-cell>
          <table:table-cell table:style-name="ce104" office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table:number-columns-spanned="5" table:number-rows-spanned="1">
            <text:p>consultoria</text:p>
          </table:table-cell>
          <table:covered-table-cell table:number-columns-repeated="4"/>
          <table:table-cell table:style-name="ce75" office:value-type="float" office:value="1200">
            <text:p>1.200,00</text:p>
          </table:table-cell>
          <table:table-cell table:style-name="ce90" office:value-type="float" office:value="1">
            <text:p>1</text:p>
          </table:table-cell>
          <table:table-cell table:style-name="ce107" table:formula="of:=+[.G154]*[.F154]" office:value-type="float" office:value="1200">
            <text:p>1.2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5]*[.F155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6]*[.F156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7]*[.F157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8]*[.F158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4:.H158])" office:value-type="float" office:value="1200">
            <text:p>1.20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>
            <text:p>Precio Ud.</text:p>
          </table:table-cell>
          <table:table-cell table:style-name="ce59" office:value-type="string">
            <text:p>Unidades</text:p>
          </table:table-cell>
          <table:table-cell table:style-name="ce104" office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table:number-columns-spanned="5" table:number-rows-spanned="1">
            <text:p>servidor</text:p>
          </table:table-cell>
          <table:covered-table-cell table:number-columns-repeated="4"/>
          <table:table-cell table:style-name="ce76" office:value-type="float" office:value="1000">
            <text:p>1.000,00 </text:p>
          </table:table-cell>
          <table:table-cell table:style-name="ce90" office:value-type="float" office:value="1">
            <text:p>1</text:p>
          </table:table-cell>
          <table:table-cell table:style-name="ce108" table:formula="of:=+[.G163]*[.F163]" office:value-type="float" office:value="1000">
            <text:p>1.00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4]*[.F164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5]*[.F165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6]*[.F166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7]*[.F167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8]*[.F168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69]*[.F169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0]*[.F170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1]*[.F171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7]*[.F197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8]*[.F198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9]*[.F199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0]*[.F200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1]*[.F201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2]*[.F202]" office:value-type="float" office:value="0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3:.H202])" office:value-type="float" office:value="1000">
            <text:p>1.000,00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>
            <text:p>Precio Ud.</text:p>
          </table:table-cell>
          <table:table-cell table:style-name="ce61" office:value-type="string">
            <text:p>Unidades</text:p>
          </table:table-cell>
          <table:table-cell table:style-name="ce104" office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table:number-columns-spanned="5" table:number-rows-spanned="1">
            <text:p>software necesario</text:p>
          </table:table-cell>
          <table:covered-table-cell table:style-name="Default" table:formula="of:=$#REF!.B198" office:value-type="float" office:value="0">
            <text:p>#NOMBRE?</text:p>
          </table:covered-table-cell>
          <table:covered-table-cell table:style-name="Default" table:formula="of:=$#REF!.C198" office:value-type="float" office:value="0">
            <text:p>#NOMBRE?</text:p>
          </table:covered-table-cell>
          <table:covered-table-cell table:style-name="Default" table:formula="of:=$#REF!.D198" office:value-type="float" office:value="0">
            <text:p>#NOMBRE?</text:p>
          </table:covered-table-cell>
          <table:covered-table-cell table:style-name="Default" table:formula="of:=$#REF!.E198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07]*[.F207]" office:value-type="float" office:value="0">
            <text:p>0,00 </text:p>
          </table:table-cell>
          <table:table-cell table:style-name="ce129"/>
          <table:table-cell table:number-columns-repeated="2"/>
        </table:table-row>
        <table:table-row table:style-name="ro4">
          <table:table-cell office:value-type="string" table:number-columns-spanned="5" table:number-rows-spanned="1">
            <text:p>amortizaciones equipos (coste/(4*12)*numero meses </text:p>
          </table:table-cell>
          <table:covered-table-cell table:style-name="Default" table:formula="of:=$#REF!.B199" office:value-type="float" office:value="0">
            <text:p>#NOMBRE?</text:p>
          </table:covered-table-cell>
          <table:covered-table-cell table:style-name="Default" table:formula="of:=$#REF!.C199" office:value-type="float" office:value="0">
            <text:p>#NOMBRE?</text:p>
          </table:covered-table-cell>
          <table:covered-table-cell table:style-name="Default" table:formula="of:=$#REF!.D199" office:value-type="float" office:value="0">
            <text:p>#NOMBRE?</text:p>
          </table:covered-table-cell>
          <table:covered-table-cell table:style-name="Default" table:formula="of:=$#REF!.E199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08]*[.F208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table:number-columns-spanned="5" table:number-rows-spanned="1">
            <text:p>Reconocimientos y recompensas</text:p>
          </table:table-cell>
          <table:covered-table-cell table:style-name="Default" table:formula="of:=$#REF!.B200" office:value-type="float" office:value="0">
            <text:p>#NOMBRE?</text:p>
          </table:covered-table-cell>
          <table:covered-table-cell table:style-name="Default" table:formula="of:=$#REF!.C200" office:value-type="float" office:value="0">
            <text:p>#NOMBRE?</text:p>
          </table:covered-table-cell>
          <table:covered-table-cell table:style-name="Default" table:formula="of:=$#REF!.D200" office:value-type="float" office:value="0">
            <text:p>#NOMBRE?</text:p>
          </table:covered-table-cell>
          <table:covered-table-cell table:style-name="Default" table:formula="of:=$#REF!.E200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09]*[.F209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table:number-columns-spanned="5" table:number-rows-spanned="1">
            <text:p>Bolsa de riesgos</text:p>
          </table:table-cell>
          <table:covered-table-cell table:style-name="Default" table:formula="of:=$#REF!.B201" office:value-type="float" office:value="0">
            <text:p>#NOMBRE?</text:p>
          </table:covered-table-cell>
          <table:covered-table-cell table:style-name="Default" table:formula="of:=$#REF!.C201" office:value-type="float" office:value="0">
            <text:p>#NOMBRE?</text:p>
          </table:covered-table-cell>
          <table:covered-table-cell table:style-name="Default" table:formula="of:=$#REF!.D201" office:value-type="float" office:value="0">
            <text:p>#NOMBRE?</text:p>
          </table:covered-table-cell>
          <table:covered-table-cell table:style-name="Default" table:formula="of:=$#REF!.E201" office:value-type="float" office:value="0">
            <text:p>#NOMBRE?</text:p>
          </table:covered-table-cell>
          <table:table-cell table:style-name="ce75" office:value-type="float" office:value="2500">
            <text:p>2.500,00</text:p>
          </table:table-cell>
          <table:table-cell table:style-name="ce92" office:value-type="float" office:value="1">
            <text:p>1,00</text:p>
          </table:table-cell>
          <table:table-cell table:style-name="ce110" table:formula="of:=+[.G210]*[.F210]" office:value-type="float" office:value="2500">
            <text:p>2.5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2" office:value-type="float" office:value="0">
            <text:p>#NOMBRE?</text:p>
          </table:covered-table-cell>
          <table:covered-table-cell table:style-name="Default" table:formula="of:=$#REF!.C202" office:value-type="float" office:value="0">
            <text:p>#NOMBRE?</text:p>
          </table:covered-table-cell>
          <table:covered-table-cell table:style-name="Default" table:formula="of:=$#REF!.D202" office:value-type="float" office:value="0">
            <text:p>#NOMBRE?</text:p>
          </table:covered-table-cell>
          <table:covered-table-cell table:style-name="Default" table:formula="of:=$#REF!.E202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1]*[.F211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3" office:value-type="float" office:value="0">
            <text:p>#NOMBRE?</text:p>
          </table:covered-table-cell>
          <table:covered-table-cell table:style-name="Default" table:formula="of:=$#REF!.C203" office:value-type="float" office:value="0">
            <text:p>#NOMBRE?</text:p>
          </table:covered-table-cell>
          <table:covered-table-cell table:style-name="Default" table:formula="of:=$#REF!.D203" office:value-type="float" office:value="0">
            <text:p>#NOMBRE?</text:p>
          </table:covered-table-cell>
          <table:covered-table-cell table:style-name="Default" table:formula="of:=$#REF!.E203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1" table:formula="of:=+[.G212]*[.F212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4" office:value-type="float" office:value="0">
            <text:p>#NOMBRE?</text:p>
          </table:covered-table-cell>
          <table:covered-table-cell table:style-name="Default" table:formula="of:=$#REF!.C204" office:value-type="float" office:value="0">
            <text:p>#NOMBRE?</text:p>
          </table:covered-table-cell>
          <table:covered-table-cell table:style-name="Default" table:formula="of:=$#REF!.D204" office:value-type="float" office:value="0">
            <text:p>#NOMBRE?</text:p>
          </table:covered-table-cell>
          <table:covered-table-cell table:style-name="Default" table:formula="of:=$#REF!.E204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5" office:value-type="float" office:value="0">
            <text:p>#NOMBRE?</text:p>
          </table:covered-table-cell>
          <table:covered-table-cell table:style-name="Default" table:formula="of:=$#REF!.C205" office:value-type="float" office:value="0">
            <text:p>#NOMBRE?</text:p>
          </table:covered-table-cell>
          <table:covered-table-cell table:style-name="Default" table:formula="of:=$#REF!.D205" office:value-type="float" office:value="0">
            <text:p>#NOMBRE?</text:p>
          </table:covered-table-cell>
          <table:covered-table-cell table:style-name="Default" table:formula="of:=$#REF!.E205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6" office:value-type="float" office:value="0">
            <text:p>#NOMBRE?</text:p>
          </table:covered-table-cell>
          <table:covered-table-cell table:style-name="Default" table:formula="of:=$#REF!.C206" office:value-type="float" office:value="0">
            <text:p>#NOMBRE?</text:p>
          </table:covered-table-cell>
          <table:covered-table-cell table:style-name="Default" table:formula="of:=$#REF!.D206" office:value-type="float" office:value="0">
            <text:p>#NOMBRE?</text:p>
          </table:covered-table-cell>
          <table:covered-table-cell table:style-name="Default" table:formula="of:=$#REF!.E206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7" office:value-type="float" office:value="0">
            <text:p>#NOMBRE?</text:p>
          </table:covered-table-cell>
          <table:covered-table-cell table:style-name="Default" table:formula="of:=$#REF!.C207" office:value-type="float" office:value="0">
            <text:p>#NOMBRE?</text:p>
          </table:covered-table-cell>
          <table:covered-table-cell table:style-name="Default" table:formula="of:=$#REF!.D207" office:value-type="float" office:value="0">
            <text:p>#NOMBRE?</text:p>
          </table:covered-table-cell>
          <table:covered-table-cell table:style-name="Default" table:formula="of:=$#REF!.E207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8" office:value-type="float" office:value="0">
            <text:p>#NOMBRE?</text:p>
          </table:covered-table-cell>
          <table:covered-table-cell table:style-name="Default" table:formula="of:=$#REF!.C208" office:value-type="float" office:value="0">
            <text:p>#NOMBRE?</text:p>
          </table:covered-table-cell>
          <table:covered-table-cell table:style-name="Default" table:formula="of:=$#REF!.D208" office:value-type="float" office:value="0">
            <text:p>#NOMBRE?</text:p>
          </table:covered-table-cell>
          <table:covered-table-cell table:style-name="Default" table:formula="of:=$#REF!.E208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9" office:value-type="float" office:value="0">
            <text:p>#NOMBRE?</text:p>
          </table:covered-table-cell>
          <table:covered-table-cell table:style-name="Default" table:formula="of:=$#REF!.C209" office:value-type="float" office:value="0">
            <text:p>#NOMBRE?</text:p>
          </table:covered-table-cell>
          <table:covered-table-cell table:style-name="Default" table:formula="of:=$#REF!.D209" office:value-type="float" office:value="0">
            <text:p>#NOMBRE?</text:p>
          </table:covered-table-cell>
          <table:covered-table-cell table:style-name="Default" table:formula="of:=$#REF!.E209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0" office:value-type="float" office:value="0">
            <text:p>#NOMBRE?</text:p>
          </table:covered-table-cell>
          <table:covered-table-cell table:formula="of:=$#REF!.C210" office:value-type="float" office:value="0">
            <text:p>#NOMBRE?</text:p>
          </table:covered-table-cell>
          <table:covered-table-cell table:formula="of:=$#REF!.D210" office:value-type="float" office:value="0">
            <text:p>#NOMBRE?</text:p>
          </table:covered-table-cell>
          <table:covered-table-cell table:formula="of:=$#REF!.E210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1" office:value-type="float" office:value="0">
            <text:p>#NOMBRE?</text:p>
          </table:covered-table-cell>
          <table:covered-table-cell table:formula="of:=$#REF!.C211" office:value-type="float" office:value="0">
            <text:p>#NOMBRE?</text:p>
          </table:covered-table-cell>
          <table:covered-table-cell table:formula="of:=$#REF!.D211" office:value-type="float" office:value="0">
            <text:p>#NOMBRE?</text:p>
          </table:covered-table-cell>
          <table:covered-table-cell table:formula="of:=$#REF!.E211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2" office:value-type="float" office:value="0">
            <text:p>#NOMBRE?</text:p>
          </table:covered-table-cell>
          <table:covered-table-cell table:formula="of:=$#REF!.C212" office:value-type="float" office:value="0">
            <text:p>#NOMBRE?</text:p>
          </table:covered-table-cell>
          <table:covered-table-cell table:formula="of:=$#REF!.D212" office:value-type="float" office:value="0">
            <text:p>#NOMBRE?</text:p>
          </table:covered-table-cell>
          <table:covered-table-cell table:formula="of:=$#REF!.E212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1]*[.F221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3" office:value-type="float" office:value="0">
            <text:p>#NOMBRE?</text:p>
          </table:covered-table-cell>
          <table:covered-table-cell table:formula="of:=$#REF!.C213" office:value-type="float" office:value="0">
            <text:p>#NOMBRE?</text:p>
          </table:covered-table-cell>
          <table:covered-table-cell table:formula="of:=$#REF!.D213" office:value-type="float" office:value="0">
            <text:p>#NOMBRE?</text:p>
          </table:covered-table-cell>
          <table:covered-table-cell table:formula="of:=$#REF!.E213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2]*[.F222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4" office:value-type="float" office:value="0">
            <text:p>#NOMBRE?</text:p>
          </table:covered-table-cell>
          <table:covered-table-cell table:formula="of:=$#REF!.C214" office:value-type="float" office:value="0">
            <text:p>#NOMBRE?</text:p>
          </table:covered-table-cell>
          <table:covered-table-cell table:formula="of:=$#REF!.D214" office:value-type="float" office:value="0">
            <text:p>#NOMBRE?</text:p>
          </table:covered-table-cell>
          <table:covered-table-cell table:formula="of:=$#REF!.E214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3]*[.F223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5" office:value-type="float" office:value="0">
            <text:p>#NOMBRE?</text:p>
          </table:covered-table-cell>
          <table:covered-table-cell table:formula="of:=$#REF!.C215" office:value-type="float" office:value="0">
            <text:p>#NOMBRE?</text:p>
          </table:covered-table-cell>
          <table:covered-table-cell table:formula="of:=$#REF!.D215" office:value-type="float" office:value="0">
            <text:p>#NOMBRE?</text:p>
          </table:covered-table-cell>
          <table:covered-table-cell table:formula="of:=$#REF!.E215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4]*[.F224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6" office:value-type="float" office:value="0">
            <text:p>#NOMBRE?</text:p>
          </table:covered-table-cell>
          <table:covered-table-cell table:formula="of:=$#REF!.C216" office:value-type="float" office:value="0">
            <text:p>#NOMBRE?</text:p>
          </table:covered-table-cell>
          <table:covered-table-cell table:formula="of:=$#REF!.D216" office:value-type="float" office:value="0">
            <text:p>#NOMBRE?</text:p>
          </table:covered-table-cell>
          <table:covered-table-cell table:formula="of:=$#REF!.E216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5]*[.F225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7" office:value-type="float" office:value="0">
            <text:p>#NOMBRE?</text:p>
          </table:covered-table-cell>
          <table:covered-table-cell table:formula="of:=$#REF!.C217" office:value-type="float" office:value="0">
            <text:p>#NOMBRE?</text:p>
          </table:covered-table-cell>
          <table:covered-table-cell table:formula="of:=$#REF!.D217" office:value-type="float" office:value="0">
            <text:p>#NOMBRE?</text:p>
          </table:covered-table-cell>
          <table:covered-table-cell table:formula="of:=$#REF!.E217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6]*[.F226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8" office:value-type="float" office:value="0">
            <text:p>#NOMBRE?</text:p>
          </table:covered-table-cell>
          <table:covered-table-cell table:formula="of:=$#REF!.C218" office:value-type="float" office:value="0">
            <text:p>#NOMBRE?</text:p>
          </table:covered-table-cell>
          <table:covered-table-cell table:formula="of:=$#REF!.D218" office:value-type="float" office:value="0">
            <text:p>#NOMBRE?</text:p>
          </table:covered-table-cell>
          <table:covered-table-cell table:formula="of:=$#REF!.E218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7]*[.F227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9" office:value-type="float" office:value="0">
            <text:p>#NOMBRE?</text:p>
          </table:covered-table-cell>
          <table:covered-table-cell table:formula="of:=$#REF!.C219" office:value-type="float" office:value="0">
            <text:p>#NOMBRE?</text:p>
          </table:covered-table-cell>
          <table:covered-table-cell table:formula="of:=$#REF!.D219" office:value-type="float" office:value="0">
            <text:p>#NOMBRE?</text:p>
          </table:covered-table-cell>
          <table:covered-table-cell table:formula="of:=$#REF!.E219" office:value-type="float" office:value="0">
            <text:p>#NOMBRE?</text:p>
          </table:covered-table-cell>
          <table:table-cell table:style-name="ce75"/>
          <table:table-cell table:style-name="ce92"/>
          <table:table-cell table:style-name="ce110" table:formula="of:=+[.G228]*[.F228]" office:value-type="float" office:value="0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7:.H228])" office:value-type="float" office:value="2500">
            <text:p>2.50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102]=0;0;[.H231]/[.H$102])" office:value-type="percentage" office:value="0.767541976868262" table:number-columns-spanned="1" table:number-rows-spanned="2">
            <text:p>76,75%</text:p>
          </table:table-cell>
          <table:table-cell table:style-name="ce112" table:formula="of:=SUM([.H150];[.H159];[.H203];[.H229])" office:value-type="float" office:value="23840" table:number-columns-spanned="1" table:number-rows-spanned="2">
            <text:p>23.840,00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102]=0;0;[.H234]/[.H$102])" office:value-type="percentage" office:value="0.232458023131738" table:number-columns-spanned="1" table:number-rows-spanned="2">
            <text:p>23,25%</text:p>
          </table:table-cell>
          <table:table-cell table:style-name="ce114" table:formula="of:=[.H102]-[.H231]" office:value-type="float" office:value="7220.19047619048" table:number-columns-spanned="1" table:number-rows-spanned="2">
            <text:p>7.220,19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pta </number:text>
    </number:number-style>
    <number:number-style style:name="N144P1" style:volatile="true">
      <number:text>-</number:text>
      <number:number number:decimal-places="0" number:min-integer-digits="1" number:grouping="true"/>
      <number:text> pta </number:text>
    </number:number-style>
    <number:number-style style:name="N144P2" style:volatile="true">
      <number:text> - pta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pta </number:text>
    </number:number-style>
    <number:number-style style:name="N152P1" style:volatile="true">
      <number:text>-</number:text>
      <number:number number:decimal-places="2" number:min-integer-digits="1" number:grouping="true"/>
      <number:text> pta </number:text>
    </number:number-style>
    <number:number-style style:name="N152P2" style:volatile="true">
      <number:text> -</number:text>
      <number:number number:decimal-places="0" number:min-integer-digits="0"/>
      <number:text> pta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number:min-integer-digits="1" number:grouping="true"/>
      <number:text>       </number:text>
    </number:number-style>
    <number:number-style style:name="N156P2" style:volatile="true">
      <number:text> -</number:text>
      <number:number number: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percentage-style style:name="N157">
      <number:number number:decimal-places="1" number:min-integer-digits="1"/>
      <number:text>%</number:text>
    </number:percentage-style>
    <number:number-style style:name="N158">
      <number:number number:decimal-places="1" number:min-integer-digits="1"/>
    </number:number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60P0"/>
    </number:number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62P0"/>
    </number:number-style>
    <number:currency-style style:name="N164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4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4P0"/>
    </number:currency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number:text>-</number:text>
      <number:number number:decimal-places="2" number:min-integer-digits="1" number:grouping="true"/>
      <number:text> </number:text>
      <style:map style:condition="value()&gt;=0" style:apply-style-name="N165P0"/>
    </number:number-style>
    <number:date-style style:name="N16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8P0" style:volatile="true">
      <number:day number:style="long"/>
      <number:text>-</number:text>
      <number:month number:style="long"/>
      <number:text>-</number:text>
      <number:year/>
    </number:date-style>
    <number:text-style style:name="N168">
      <number:text-content/>
      <style:map style:condition="value()&lt;=0" style:apply-style-name="N168P0"/>
    </number:text-style>
    <number:percentage-style style:name="N170P0" style:volatile="true">
      <number:number number:decimal-places="2" number:min-integer-digits="1" number:grouping="true"/>
      <number:text> %</number:text>
    </number:percentage-style>
    <number:percentage-style style:name="N170">
      <style:text-properties fo:color="#ff0000"/>
      <number:text>-</number:text>
      <number:number number:decimal-places="2" number:min-integer-digits="1" number:grouping="true"/>
      <number:text> %</number:text>
      <style:map style:condition="value()&gt;=0" style:apply-style-name="N170P0"/>
    </number:percentage-style>
    <number:number-style style:name="N171">
      <number:number number:decimal-places="1" number:min-integer-digits="1" number:grouping="true"/>
    </number:number-style>
    <number:currency-style style:name="N17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000-00-00T09:17:47.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lfonso Lorenzo Rodríguez</meta:initial-creator>
    <meta:creation-date>2008-10-29T21:34:52</meta:creation-date>
    <dc:date>2016-12-16T09:28:14.31</dc:date>
    <meta:editing-cycles>19</meta:editing-cycles>
    <meta:editing-duration>PT2H48M24S</meta:editing-duration>
    <meta:document-statistic meta:table-count="1" meta:cell-count="122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